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auto-grow-height="true" draw:auto-grow-width="true" fo:min-height="0.713cm" fo:min-width="0.844cm"/>
    </style:style>
    <style:style style:name="gr2" style:family="graphic" style:parent-style-name="standard">
      <style:graphic-properties svg:stroke-width="0.06cm" svg:stroke-color="#0000ff" draw:textarea-horizontal-align="center" draw:textarea-vertical-align="middle" draw:auto-grow-height="true" draw:auto-grow-width="true" fo:padding-top="0.155cm" fo:padding-bottom="0.155cm" fo:padding-left="0.28cm" fo:padding-right="0.28cm"/>
    </style:style>
    <style:style style:name="gr3" style:family="graphic" style:parent-style-name="standard">
      <style:graphic-properties draw:stroke="none" draw:fill="none" draw:fill-color="#ffffff" draw:auto-grow-height="true" draw:auto-grow-width="true" fo:min-height="0.556cm" fo:min-width="0.277cm"/>
    </style:style>
    <style:style style:name="gr4" style:family="graphic" style:parent-style-name="standard">
      <style:graphic-properties draw:stroke="none" draw:fill="none" draw:fill-color="#ffffff" draw:auto-grow-height="true" draw:auto-grow-width="true" fo:min-height="0.556cm" fo:min-width="0.552cm"/>
    </style:style>
    <style:style style:name="gr5" style:family="graphic" style:parent-style-name="standard">
      <style:graphic-properties svg:stroke-width="0.06cm" svg:stroke-color="#0000ff" draw:textarea-horizontal-align="center" draw:textarea-vertical-align="bottom" draw:auto-grow-height="true" draw:auto-grow-width="true" fo:padding-top="0.155cm" fo:padding-bottom="0.155cm" fo:padding-left="0.28cm" fo:padding-right="0.28cm"/>
    </style:style>
    <style:style style:name="gr6" style:family="graphic" style:parent-style-name="standard">
      <style:graphic-properties draw:fill="none" draw:textarea-horizontal-align="left" draw:textarea-vertical-align="middle"/>
    </style:style>
    <style:style style:name="gr7" style:family="graphic" style:parent-style-name="standard">
      <style:graphic-properties draw:fill-color="#ff0000" draw:textarea-horizontal-align="center" draw:textarea-vertical-align="middle"/>
    </style:style>
    <style:style style:name="gr8" style:family="graphic" style:parent-style-name="standard">
      <style:graphic-properties draw:stroke="none" draw:fill="none" draw:fill-color="#ffffff" draw:auto-grow-height="true" draw:auto-grow-width="true" fo:min-height="0.243cm" fo:min-width="0.37cm"/>
    </style:style>
    <style:style style:name="gr9" style:family="graphic" style:parent-style-name="standard">
      <style:graphic-properties draw:stroke="none" draw:fill="none" draw:fill-color="#ffffff" draw:auto-grow-height="true" draw:auto-grow-width="true" fo:min-height="0.243cm" fo:min-width="0.413cm"/>
    </style:style>
    <style:style style:name="gr10" style:family="graphic" style:parent-style-name="standard">
      <style:graphic-properties draw:stroke="none" draw:fill="none" draw:fill-color="#ffffff" draw:auto-grow-height="true" draw:auto-grow-width="true" fo:min-height="0.243cm" fo:min-width="0.819cm"/>
    </style:style>
    <style:style style:name="gr11" style:family="graphic" style:parent-style-name="standard">
      <style:graphic-properties draw:fill-color="#0099ff" draw:textarea-horizontal-align="center" draw:textarea-vertical-align="middle"/>
    </style:style>
    <style:style style:name="gr12" style:family="graphic" style:parent-style-name="standard">
      <style:graphic-properties draw:stroke="none" draw:fill="none" draw:fill-color="#ffffff" draw:auto-grow-height="true" draw:auto-grow-width="true" fo:min-height="0.243cm" fo:min-width="0.65cm"/>
    </style:style>
    <style:style style:name="gr13" style:family="graphic" style:parent-style-name="standard">
      <style:graphic-properties draw:stroke="none" draw:fill="none" draw:fill-color="#ffffff" draw:auto-grow-height="true" draw:auto-grow-width="true" fo:min-height="0.243cm" fo:min-width="0.459cm"/>
    </style:style>
    <style:style style:name="gr14" style:family="graphic" style:parent-style-name="standard">
      <style:graphic-properties draw:stroke="none" draw:fill="none" draw:fill-color="#ffffff" draw:auto-grow-height="true" draw:auto-grow-width="true" fo:min-height="0.243cm" fo:min-width="0.531cm"/>
    </style:style>
    <style:style style:name="gr15" style:family="graphic" style:parent-style-name="standard">
      <style:graphic-properties draw:fill-color="#e6e64c" draw:textarea-horizontal-align="center" draw:textarea-vertical-align="middle"/>
    </style:style>
    <style:style style:name="gr16" style:family="graphic" style:parent-style-name="standard">
      <style:graphic-properties draw:stroke="none" draw:fill="none" draw:fill-color="#ffffff" draw:auto-grow-height="true" draw:auto-grow-width="true" fo:min-height="0.243cm" fo:min-width="0.789cm"/>
    </style:style>
    <style:style style:name="gr17" style:family="graphic" style:parent-style-name="standard">
      <style:graphic-properties draw:fill-color="#808019" draw:textarea-horizontal-align="center" draw:textarea-vertical-align="middle"/>
    </style:style>
    <style:style style:name="gr18" style:family="graphic" style:parent-style-name="standard">
      <style:graphic-properties draw:stroke="none" draw:fill="none" draw:fill-color="#ffffff" draw:auto-grow-height="true" draw:auto-grow-width="true" fo:min-height="0.243cm" fo:min-width="0.866cm"/>
    </style:style>
    <style:style style:name="gr19" style:family="graphic" style:parent-style-name="standard">
      <style:graphic-properties draw:fill-color="#355e00" draw:textarea-horizontal-align="center" draw:textarea-vertical-align="middle"/>
    </style:style>
    <style:style style:name="gr20" style:family="graphic" style:parent-style-name="standard">
      <style:graphic-properties draw:stroke="none" draw:fill="none" draw:fill-color="#ffffff" draw:auto-grow-height="true" draw:auto-grow-width="true" fo:min-height="0.243cm" fo:min-width="0.908cm"/>
    </style:style>
    <style:style style:name="gr21" style:family="graphic" style:parent-style-name="standard">
      <style:graphic-properties draw:stroke="none" draw:fill="none" draw:fill-color="#ffffff" draw:auto-grow-height="true" draw:auto-grow-width="true" fo:min-height="0.243cm" fo:min-width="0.43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4pt"/>
    </style:style>
    <style:style style:name="P4" style:family="paragraph">
      <style:paragraph-properties fo:text-align="center"/>
      <style:text-properties fo:color="#000000" fo:font-size="15pt"/>
    </style:style>
    <style:style style:name="P5" style:family="paragraph">
      <loext:graphic-properties draw:fill="none"/>
      <style:paragraph-properties fo:text-align="center"/>
      <style:text-properties fo:font-size="7pt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="none" draw:fill-color="#ffffff"/>
      <style:text-properties fo:font-size="6pt"/>
    </style:style>
    <style:style style:name="P8" style:family="paragraph">
      <loext:graphic-properties draw:fill-color="#0099ff"/>
      <style:paragraph-properties fo:text-align="center"/>
    </style:style>
    <style:style style:name="P9" style:family="paragraph">
      <loext:graphic-properties draw:fill-color="#e6e64c"/>
      <style:paragraph-properties fo:text-align="center"/>
    </style:style>
    <style:style style:name="P10" style:family="paragraph">
      <loext:graphic-properties draw:fill-color="#808019"/>
      <style:paragraph-properties fo:text-align="center"/>
    </style:style>
    <style:style style:name="P11" style:family="paragraph">
      <loext:graphic-properties draw:fill-color="#355e00"/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fo:font-size="7pt"/>
    </style:style>
    <style:style style:name="T3" style:family="text">
      <style:text-properties fo:font-size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344cm" svg:height="0.963cm" svg:x="13.919cm" svg:y="2.907cm">
          <draw:text-box>
            <text:p>job</text:p>
          </draw:text-box>
        </draw:frame>
        <draw:line draw:style-name="gr2" draw:text-style-name="P2" draw:layer="layout" svg:x1="5.956cm" svg:y1="4.707cm" svg:x2="5.956cm" svg:y2="38.088cm">
          <svg:desc>#Time.</svg:desc>
          <text:p/>
        </draw:line>
        <draw:frame draw:style-name="gr3" draw:text-style-name="P3" draw:layer="layout" svg:width="0.777cm" svg:height="0.806cm" svg:x="5.618cm" svg:y="3.907cm">
          <draw:text-box>
            <text:p><text:span text:style-name="T1">6</text:span></text:p>
          </draw:text-box>
        </draw:frame>
        <draw:frame draw:style-name="gr3" draw:text-style-name="P3" draw:layer="layout" svg:width="0.777cm" svg:height="0.806cm" svg:x="5.618cm" svg:y="38.088cm">
          <draw:text-box>
            <text:p><text:span text:style-name="T1">6</text:span></text:p>
          </draw:text-box>
        </draw:frame>
        <draw:line draw:style-name="gr2" draw:text-style-name="P2" draw:layer="layout" svg:x1="7.279cm" svg:y1="4.707cm" svg:x2="7.279cm" svg:y2="38.088cm">
          <svg:desc>#Time.</svg:desc>
          <text:p/>
        </draw:line>
        <draw:frame draw:style-name="gr3" draw:text-style-name="P3" draw:layer="layout" svg:width="0.777cm" svg:height="0.806cm" svg:x="6.941cm" svg:y="3.907cm">
          <draw:text-box>
            <text:p><text:span text:style-name="T1">7</text:span></text:p>
          </draw:text-box>
        </draw:frame>
        <draw:frame draw:style-name="gr3" draw:text-style-name="P3" draw:layer="layout" svg:width="0.777cm" svg:height="0.806cm" svg:x="6.941cm" svg:y="38.088cm">
          <draw:text-box>
            <text:p><text:span text:style-name="T1">7</text:span></text:p>
          </draw:text-box>
        </draw:frame>
        <draw:line draw:style-name="gr2" draw:text-style-name="P2" draw:layer="layout" svg:x1="8.602cm" svg:y1="4.707cm" svg:x2="8.602cm" svg:y2="38.088cm">
          <svg:desc>#Time.</svg:desc>
          <text:p/>
        </draw:line>
        <draw:frame draw:style-name="gr3" draw:text-style-name="P3" draw:layer="layout" svg:width="0.777cm" svg:height="0.806cm" svg:x="8.264cm" svg:y="3.907cm">
          <draw:text-box>
            <text:p><text:span text:style-name="T1">8</text:span></text:p>
          </draw:text-box>
        </draw:frame>
        <draw:frame draw:style-name="gr3" draw:text-style-name="P3" draw:layer="layout" svg:width="0.777cm" svg:height="0.806cm" svg:x="8.264cm" svg:y="38.088cm">
          <draw:text-box>
            <text:p><text:span text:style-name="T1">8</text:span></text:p>
          </draw:text-box>
        </draw:frame>
        <draw:line draw:style-name="gr2" draw:text-style-name="P2" draw:layer="layout" svg:x1="9.925cm" svg:y1="4.707cm" svg:x2="9.925cm" svg:y2="38.088cm">
          <svg:desc>#Time.</svg:desc>
          <text:p/>
        </draw:line>
        <draw:frame draw:style-name="gr3" draw:text-style-name="P3" draw:layer="layout" svg:width="0.777cm" svg:height="0.806cm" svg:x="9.587cm" svg:y="3.907cm">
          <draw:text-box>
            <text:p><text:span text:style-name="T1">9</text:span></text:p>
          </draw:text-box>
        </draw:frame>
        <draw:frame draw:style-name="gr3" draw:text-style-name="P3" draw:layer="layout" svg:width="0.777cm" svg:height="0.806cm" svg:x="9.587cm" svg:y="38.088cm">
          <draw:text-box>
            <text:p><text:span text:style-name="T1">9</text:span></text:p>
          </draw:text-box>
        </draw:frame>
        <draw:line draw:style-name="gr2" draw:text-style-name="P2" draw:layer="layout" svg:x1="11.248cm" svg:y1="4.707cm" svg:x2="11.248cm" svg:y2="38.088cm">
          <svg:desc>#Time.</svg:desc>
          <text:p/>
        </draw:line>
        <draw:frame draw:style-name="gr4" draw:text-style-name="P3" draw:layer="layout" svg:width="1.052cm" svg:height="0.806cm" svg:x="10.772cm" svg:y="3.907cm">
          <draw:text-box>
            <text:p><text:span text:style-name="T1">10</text:span></text:p>
          </draw:text-box>
        </draw:frame>
        <draw:frame draw:style-name="gr4" draw:text-style-name="P3" draw:layer="layout" svg:width="1.052cm" svg:height="0.806cm" svg:x="10.772cm" svg:y="38.088cm">
          <draw:text-box>
            <text:p><text:span text:style-name="T1">10</text:span></text:p>
          </draw:text-box>
        </draw:frame>
        <draw:line draw:style-name="gr2" draw:text-style-name="P2" draw:layer="layout" svg:x1="12.571cm" svg:y1="4.707cm" svg:x2="12.571cm" svg:y2="38.088cm">
          <svg:desc>#Time.</svg:desc>
          <text:p/>
        </draw:line>
        <draw:frame draw:style-name="gr4" draw:text-style-name="P3" draw:layer="layout" svg:width="1.052cm" svg:height="0.806cm" svg:x="12.095cm" svg:y="3.907cm">
          <draw:text-box>
            <text:p><text:span text:style-name="T1">11</text:span></text:p>
          </draw:text-box>
        </draw:frame>
        <draw:frame draw:style-name="gr4" draw:text-style-name="P3" draw:layer="layout" svg:width="1.052cm" svg:height="0.806cm" svg:x="12.095cm" svg:y="38.088cm">
          <draw:text-box>
            <text:p><text:span text:style-name="T1">11</text:span></text:p>
          </draw:text-box>
        </draw:frame>
        <draw:frame draw:style-name="gr4" draw:text-style-name="P3" draw:layer="layout" svg:width="1.052cm" svg:height="0.806cm" svg:x="13.418cm" svg:y="3.907cm">
          <draw:text-box>
            <text:p><text:span text:style-name="T1">12</text:span></text:p>
          </draw:text-box>
        </draw:frame>
        <draw:frame draw:style-name="gr4" draw:text-style-name="P3" draw:layer="layout" svg:width="1.052cm" svg:height="0.806cm" svg:x="13.418cm" svg:y="38.088cm">
          <draw:text-box>
            <text:p><text:span text:style-name="T1">12</text:span></text:p>
          </draw:text-box>
        </draw:frame>
        <draw:line draw:style-name="gr2" draw:text-style-name="P2" draw:layer="layout" svg:x1="15.217cm" svg:y1="4.707cm" svg:x2="15.217cm" svg:y2="38.088cm">
          <svg:desc>#Time.</svg:desc>
          <text:p/>
        </draw:line>
        <draw:frame draw:style-name="gr4" draw:text-style-name="P3" draw:layer="layout" svg:width="1.052cm" svg:height="0.806cm" svg:x="14.741cm" svg:y="3.907cm">
          <draw:text-box>
            <text:p><text:span text:style-name="T1">13</text:span></text:p>
          </draw:text-box>
        </draw:frame>
        <draw:frame draw:style-name="gr4" draw:text-style-name="P3" draw:layer="layout" svg:width="1.052cm" svg:height="0.806cm" svg:x="14.741cm" svg:y="38.088cm">
          <draw:text-box>
            <text:p><text:span text:style-name="T1">13</text:span></text:p>
          </draw:text-box>
        </draw:frame>
        <draw:line draw:style-name="gr2" draw:text-style-name="P2" draw:layer="layout" svg:x1="16.54cm" svg:y1="4.707cm" svg:x2="16.54cm" svg:y2="38.088cm">
          <svg:desc>#Time.</svg:desc>
          <text:p/>
        </draw:line>
        <draw:frame draw:style-name="gr4" draw:text-style-name="P3" draw:layer="layout" svg:width="1.052cm" svg:height="0.806cm" svg:x="16.064cm" svg:y="3.907cm">
          <draw:text-box>
            <text:p><text:span text:style-name="T1">14</text:span></text:p>
          </draw:text-box>
        </draw:frame>
        <draw:frame draw:style-name="gr4" draw:text-style-name="P3" draw:layer="layout" svg:width="1.052cm" svg:height="0.806cm" svg:x="16.064cm" svg:y="38.088cm">
          <draw:text-box>
            <text:p><text:span text:style-name="T1">14</text:span></text:p>
          </draw:text-box>
        </draw:frame>
        <draw:line draw:style-name="gr2" draw:text-style-name="P2" draw:layer="layout" svg:x1="17.863cm" svg:y1="4.707cm" svg:x2="17.863cm" svg:y2="38.088cm">
          <svg:desc>#Time.</svg:desc>
          <text:p/>
        </draw:line>
        <draw:frame draw:style-name="gr4" draw:text-style-name="P3" draw:layer="layout" svg:width="1.052cm" svg:height="0.806cm" svg:x="17.387cm" svg:y="3.907cm">
          <draw:text-box>
            <text:p><text:span text:style-name="T1">15</text:span></text:p>
          </draw:text-box>
        </draw:frame>
        <draw:frame draw:style-name="gr4" draw:text-style-name="P3" draw:layer="layout" svg:width="1.052cm" svg:height="0.806cm" svg:x="17.387cm" svg:y="38.088cm">
          <draw:text-box>
            <text:p><text:span text:style-name="T1">15</text:span></text:p>
          </draw:text-box>
        </draw:frame>
        <draw:line draw:style-name="gr2" draw:text-style-name="P2" draw:layer="layout" svg:x1="19.186cm" svg:y1="4.707cm" svg:x2="19.186cm" svg:y2="38.088cm">
          <svg:desc>#Time.</svg:desc>
          <text:p/>
        </draw:line>
        <draw:frame draw:style-name="gr4" draw:text-style-name="P3" draw:layer="layout" svg:width="1.052cm" svg:height="0.806cm" svg:x="18.71cm" svg:y="3.907cm">
          <draw:text-box>
            <text:p><text:span text:style-name="T1">16</text:span></text:p>
          </draw:text-box>
        </draw:frame>
        <draw:frame draw:style-name="gr4" draw:text-style-name="P3" draw:layer="layout" svg:width="1.052cm" svg:height="0.806cm" svg:x="18.71cm" svg:y="38.088cm">
          <draw:text-box>
            <text:p><text:span text:style-name="T1">16</text:span></text:p>
          </draw:text-box>
        </draw:frame>
        <draw:line draw:style-name="gr2" draw:text-style-name="P2" draw:layer="layout" svg:x1="20.509cm" svg:y1="4.707cm" svg:x2="20.509cm" svg:y2="38.088cm">
          <svg:desc>#Time.</svg:desc>
          <text:p/>
        </draw:line>
        <draw:frame draw:style-name="gr4" draw:text-style-name="P3" draw:layer="layout" svg:width="1.052cm" svg:height="0.806cm" svg:x="20.033cm" svg:y="3.907cm">
          <draw:text-box>
            <text:p><text:span text:style-name="T1">17</text:span></text:p>
          </draw:text-box>
        </draw:frame>
        <draw:frame draw:style-name="gr4" draw:text-style-name="P3" draw:layer="layout" svg:width="1.052cm" svg:height="0.806cm" svg:x="20.033cm" svg:y="38.088cm">
          <draw:text-box>
            <text:p><text:span text:style-name="T1">17</text:span></text:p>
          </draw:text-box>
        </draw:frame>
        <draw:line draw:style-name="gr2" draw:text-style-name="P2" draw:layer="layout" svg:x1="21.832cm" svg:y1="4.707cm" svg:x2="21.832cm" svg:y2="38.088cm">
          <svg:desc>#Time.</svg:desc>
          <text:p/>
        </draw:line>
        <draw:frame draw:style-name="gr4" draw:text-style-name="P3" draw:layer="layout" svg:width="1.052cm" svg:height="0.806cm" svg:x="21.356cm" svg:y="3.907cm">
          <draw:text-box>
            <text:p><text:span text:style-name="T1">18</text:span></text:p>
          </draw:text-box>
        </draw:frame>
        <draw:frame draw:style-name="gr4" draw:text-style-name="P3" draw:layer="layout" svg:width="1.052cm" svg:height="0.806cm" svg:x="21.356cm" svg:y="38.088cm">
          <draw:text-box>
            <text:p><text:span text:style-name="T1">18</text:span></text:p>
          </draw:text-box>
        </draw:frame>
        <draw:line draw:style-name="gr2" draw:text-style-name="P2" draw:layer="layout" svg:x1="23.155cm" svg:y1="4.707cm" svg:x2="23.155cm" svg:y2="38.088cm">
          <svg:desc>#Time.</svg:desc>
          <text:p/>
        </draw:line>
        <draw:frame draw:style-name="gr4" draw:text-style-name="P3" draw:layer="layout" svg:width="1.052cm" svg:height="0.806cm" svg:x="22.679cm" svg:y="3.907cm">
          <draw:text-box>
            <text:p><text:span text:style-name="T1">19</text:span></text:p>
          </draw:text-box>
        </draw:frame>
        <draw:frame draw:style-name="gr4" draw:text-style-name="P3" draw:layer="layout" svg:width="1.052cm" svg:height="0.806cm" svg:x="22.679cm" svg:y="38.088cm">
          <draw:text-box>
            <text:p><text:span text:style-name="T1">19</text:span></text:p>
          </draw:text-box>
        </draw:frame>
        <draw:line draw:style-name="gr2" draw:text-style-name="P2" draw:layer="layout" svg:x1="24.478cm" svg:y1="4.707cm" svg:x2="24.478cm" svg:y2="38.088cm">
          <svg:desc>#Time.</svg:desc>
          <text:p/>
        </draw:line>
        <draw:frame draw:style-name="gr4" draw:text-style-name="P3" draw:layer="layout" svg:width="1.052cm" svg:height="0.806cm" svg:x="24.002cm" svg:y="3.907cm">
          <draw:text-box>
            <text:p><text:span text:style-name="T1">20</text:span></text:p>
          </draw:text-box>
        </draw:frame>
        <draw:frame draw:style-name="gr4" draw:text-style-name="P3" draw:layer="layout" svg:width="1.052cm" svg:height="0.806cm" svg:x="24.002cm" svg:y="38.088cm">
          <draw:text-box>
            <text:p><text:span text:style-name="T1">20</text:span></text:p>
          </draw:text-box>
        </draw:frame>
        <draw:line draw:style-name="gr2" draw:text-style-name="P2" draw:layer="layout" svg:x1="25.801cm" svg:y1="4.707cm" svg:x2="25.801cm" svg:y2="38.088cm">
          <svg:desc>#Time.</svg:desc>
          <text:p/>
        </draw:line>
        <draw:frame draw:style-name="gr4" draw:text-style-name="P3" draw:layer="layout" svg:width="1.052cm" svg:height="0.806cm" svg:x="25.325cm" svg:y="3.907cm">
          <draw:text-box>
            <text:p><text:span text:style-name="T1">21</text:span></text:p>
          </draw:text-box>
        </draw:frame>
        <draw:frame draw:style-name="gr4" draw:text-style-name="P3" draw:layer="layout" svg:width="1.052cm" svg:height="0.806cm" svg:x="25.325cm" svg:y="38.088cm">
          <draw:text-box>
            <text:p><text:span text:style-name="T1">21</text:span></text:p>
          </draw:text-box>
        </draw:frame>
        <draw:line draw:style-name="gr2" draw:text-style-name="P2" draw:layer="layout" svg:x1="27.124cm" svg:y1="4.707cm" svg:x2="27.124cm" svg:y2="38.088cm">
          <svg:desc>#Time.</svg:desc>
          <text:p/>
        </draw:line>
        <draw:frame draw:style-name="gr4" draw:text-style-name="P3" draw:layer="layout" svg:width="1.052cm" svg:height="0.806cm" svg:x="26.648cm" svg:y="3.907cm">
          <draw:text-box>
            <text:p><text:span text:style-name="T1">22</text:span></text:p>
          </draw:text-box>
        </draw:frame>
        <draw:frame draw:style-name="gr4" draw:text-style-name="P3" draw:layer="layout" svg:width="1.052cm" svg:height="0.806cm" svg:x="26.648cm" svg:y="38.088cm">
          <draw:text-box>
            <text:p><text:span text:style-name="T1">22</text:span></text:p>
          </draw:text-box>
        </draw:frame>
        <draw:line draw:style-name="gr5" draw:text-style-name="P4" draw:layer="layout" svg:x1="5.956cm" svg:y1="5.231cm" svg:x2="27.124cm" svg:y2="5.231cm">
          <svg:desc>#Job.</svg:desc>
          <text:p/>
        </draw:line>
        <draw:line draw:style-name="gr2" draw:text-style-name="P2" draw:layer="layout" svg:x1="13.894cm" svg:y1="4.707cm" svg:x2="13.894cm" svg:y2="38.088cm">
          <svg:desc>#Time.</svg:desc>
          <text:p/>
        </draw:line>
        <draw:line draw:style-name="gr5" draw:text-style-name="P4" draw:layer="layout" svg:x1="5.956cm" svg:y1="6.306cm" svg:x2="27.124cm" svg:y2="6.306cm">
          <svg:desc>#Job.</svg:desc>
          <text:p/>
        </draw:line>
        <draw:line draw:style-name="gr5" draw:text-style-name="P4" draw:layer="layout" svg:x1="5.956cm" svg:y1="7.38cm" svg:x2="27.124cm" svg:y2="7.38cm">
          <svg:desc>#Job.</svg:desc>
          <text:p/>
        </draw:line>
        <draw:line draw:style-name="gr5" draw:text-style-name="P4" draw:layer="layout" svg:x1="5.956cm" svg:y1="8.455cm" svg:x2="27.124cm" svg:y2="8.455cm">
          <svg:desc>#Job.</svg:desc>
          <text:p/>
        </draw:line>
        <draw:line draw:style-name="gr5" draw:text-style-name="P4" draw:layer="layout" svg:x1="5.956cm" svg:y1="9.529cm" svg:x2="27.124cm" svg:y2="9.529cm">
          <svg:desc>#Job.</svg:desc>
          <text:p/>
        </draw:line>
        <draw:line draw:style-name="gr5" draw:text-style-name="P4" draw:layer="layout" svg:x1="5.956cm" svg:y1="10.603cm" svg:x2="27.124cm" svg:y2="10.603cm">
          <svg:desc>#Job.</svg:desc>
          <text:p/>
        </draw:line>
        <draw:line draw:style-name="gr5" draw:text-style-name="P4" draw:layer="layout" svg:x1="5.956cm" svg:y1="11.678cm" svg:x2="27.124cm" svg:y2="11.678cm">
          <svg:desc>#Job.</svg:desc>
          <text:p/>
        </draw:line>
        <draw:line draw:style-name="gr5" draw:text-style-name="P4" draw:layer="layout" svg:x1="5.956cm" svg:y1="12.752cm" svg:x2="27.124cm" svg:y2="12.752cm">
          <svg:desc>#Job.</svg:desc>
          <text:p/>
        </draw:line>
        <draw:line draw:style-name="gr5" draw:text-style-name="P4" draw:layer="layout" svg:x1="5.956cm" svg:y1="13.827cm" svg:x2="27.124cm" svg:y2="13.827cm">
          <svg:desc>#Job.</svg:desc>
          <text:p/>
        </draw:line>
        <draw:line draw:style-name="gr5" draw:text-style-name="P4" draw:layer="layout" svg:x1="5.956cm" svg:y1="14.901cm" svg:x2="27.124cm" svg:y2="14.901cm">
          <svg:desc>#Job.</svg:desc>
          <text:p/>
        </draw:line>
        <draw:line draw:style-name="gr5" draw:text-style-name="P4" draw:layer="layout" svg:x1="5.956cm" svg:y1="15.975cm" svg:x2="27.124cm" svg:y2="15.975cm">
          <svg:desc>#Job.</svg:desc>
          <text:p/>
        </draw:line>
        <draw:line draw:style-name="gr5" draw:text-style-name="P4" draw:layer="layout" svg:x1="5.956cm" svg:y1="17.05cm" svg:x2="27.124cm" svg:y2="17.05cm">
          <svg:desc>#Job.</svg:desc>
          <text:p/>
        </draw:line>
        <draw:line draw:style-name="gr5" draw:text-style-name="P4" draw:layer="layout" svg:x1="5.956cm" svg:y1="18.124cm" svg:x2="27.124cm" svg:y2="18.124cm">
          <svg:desc>#Job.</svg:desc>
          <text:p/>
        </draw:line>
        <draw:line draw:style-name="gr5" draw:text-style-name="P4" draw:layer="layout" svg:x1="5.956cm" svg:y1="19.199cm" svg:x2="27.124cm" svg:y2="19.199cm">
          <svg:desc>#Job.</svg:desc>
          <text:p/>
        </draw:line>
        <draw:line draw:style-name="gr5" draw:text-style-name="P4" draw:layer="layout" svg:x1="5.956cm" svg:y1="20.273cm" svg:x2="27.124cm" svg:y2="20.273cm">
          <svg:desc>#Job.</svg:desc>
          <text:p/>
        </draw:line>
        <draw:line draw:style-name="gr5" draw:text-style-name="P4" draw:layer="layout" svg:x1="5.956cm" svg:y1="21.348cm" svg:x2="27.124cm" svg:y2="21.348cm">
          <svg:desc>#Job.</svg:desc>
          <text:p/>
        </draw:line>
        <draw:line draw:style-name="gr5" draw:text-style-name="P4" draw:layer="layout" svg:x1="5.956cm" svg:y1="22.422cm" svg:x2="27.124cm" svg:y2="22.422cm">
          <svg:desc>#Job.</svg:desc>
          <text:p/>
        </draw:line>
        <draw:line draw:style-name="gr5" draw:text-style-name="P4" draw:layer="layout" svg:x1="5.956cm" svg:y1="23.496cm" svg:x2="27.124cm" svg:y2="23.496cm">
          <svg:desc>#Job.</svg:desc>
          <text:p/>
        </draw:line>
        <draw:line draw:style-name="gr5" draw:text-style-name="P4" draw:layer="layout" svg:x1="5.956cm" svg:y1="24.571cm" svg:x2="27.124cm" svg:y2="24.571cm">
          <svg:desc>#Job.</svg:desc>
          <text:p/>
        </draw:line>
        <draw:line draw:style-name="gr5" draw:text-style-name="P4" draw:layer="layout" svg:x1="5.956cm" svg:y1="25.645cm" svg:x2="27.124cm" svg:y2="25.645cm">
          <svg:desc>#Job.</svg:desc>
          <text:p/>
        </draw:line>
        <draw:line draw:style-name="gr5" draw:text-style-name="P4" draw:layer="layout" svg:x1="5.956cm" svg:y1="26.72cm" svg:x2="27.124cm" svg:y2="26.72cm">
          <svg:desc>#Job.</svg:desc>
          <text:p/>
        </draw:line>
        <draw:line draw:style-name="gr5" draw:text-style-name="P4" draw:layer="layout" svg:x1="5.956cm" svg:y1="27.794cm" svg:x2="27.124cm" svg:y2="27.794cm">
          <svg:desc>#Job.</svg:desc>
          <text:p/>
        </draw:line>
        <draw:line draw:style-name="gr5" draw:text-style-name="P4" draw:layer="layout" svg:x1="5.956cm" svg:y1="28.868cm" svg:x2="27.124cm" svg:y2="28.868cm">
          <svg:desc>#Job.</svg:desc>
          <text:p/>
        </draw:line>
        <draw:line draw:style-name="gr5" draw:text-style-name="P4" draw:layer="layout" svg:x1="5.956cm" svg:y1="29.943cm" svg:x2="27.124cm" svg:y2="29.943cm">
          <svg:desc>#Job.</svg:desc>
          <text:p/>
        </draw:line>
        <draw:line draw:style-name="gr5" draw:text-style-name="P4" draw:layer="layout" svg:x1="5.956cm" svg:y1="31.017cm" svg:x2="27.124cm" svg:y2="31.017cm">
          <svg:desc>#Job.</svg:desc>
          <text:p/>
        </draw:line>
        <draw:line draw:style-name="gr5" draw:text-style-name="P4" draw:layer="layout" svg:x1="5.956cm" svg:y1="32.092cm" svg:x2="27.124cm" svg:y2="32.092cm">
          <svg:desc>#Job.</svg:desc>
          <text:p/>
        </draw:line>
        <draw:line draw:style-name="gr5" draw:text-style-name="P4" draw:layer="layout" svg:x1="5.956cm" svg:y1="33.166cm" svg:x2="27.124cm" svg:y2="33.166cm">
          <svg:desc>#Job.</svg:desc>
          <text:p/>
        </draw:line>
        <draw:line draw:style-name="gr5" draw:text-style-name="P4" draw:layer="layout" svg:x1="5.956cm" svg:y1="34.24cm" svg:x2="27.124cm" svg:y2="34.24cm">
          <svg:desc>#Job.</svg:desc>
          <text:p/>
        </draw:line>
        <draw:line draw:style-name="gr5" draw:text-style-name="P4" draw:layer="layout" svg:x1="5.956cm" svg:y1="35.315cm" svg:x2="27.124cm" svg:y2="35.315cm">
          <svg:desc>#Job.</svg:desc>
          <text:p/>
        </draw:line>
        <draw:line draw:style-name="gr5" draw:text-style-name="P4" draw:layer="layout" svg:x1="5.956cm" svg:y1="36.389cm" svg:x2="27.124cm" svg:y2="36.389cm">
          <svg:desc>#Job.</svg:desc>
          <text:p/>
        </draw:line>
        <draw:rect draw:style-name="gr6" draw:text-style-name="P5" draw:layer="layout" svg:width="4cm" svg:height="1.074cm" svg:x="1.956cm" svg:y="5.231cm">
          <text:p><text:span text:style-name="T2">1</text:span></text:p>
          <text:p><text:span text:style-name="T2"/></text:p>
        </draw:rect>
        <draw:rect draw:style-name="gr7" draw:text-style-name="P6" draw:layer="layout" svg:width="0.632cm" svg:height="0.04cm" svg:x="5.957cm" svg:y="6.046cm">
          <text:p/>
        </draw:rect>
        <draw:frame draw:style-name="gr8" draw:text-style-name="P7" draw:layer="layout" svg:width="0.87cm" svg:height="0.493cm" svg:x="5.383cm" svg:y="6.046cm">
          <draw:text-box>
            <text:p><text:span text:style-name="T3">Fab</text:span></text:p>
          </draw:text-box>
        </draw:frame>
        <draw:frame draw:style-name="gr9" draw:text-style-name="P7" draw:layer="layout" svg:width="0.913cm" svg:height="0.493cm" svg:x="6.362cm" svg:y="6.046cm">
          <draw:text-box>
            <text:p><text:span text:style-name="T3">SPT</text:span></text:p>
          </draw:text-box>
        </draw:frame>
        <draw:frame draw:style-name="gr10" draw:text-style-name="P7" draw:layer="layout" svg:width="1.319cm" svg:height="0.493cm" svg:x="5.659cm" svg:y="5.746cm">
          <draw:text-box>
            <text:p><text:span text:style-name="T3">Loc1117</text:span></text:p>
          </draw:text-box>
        </draw:frame>
        <draw:rect draw:style-name="gr11" draw:text-style-name="P8" draw:layer="layout" svg:width="1.448cm" svg:height="0.04cm" svg:x="8.323cm" svg:y="6.046cm">
          <text:p/>
        </draw:rect>
        <draw:frame draw:style-name="gr8" draw:text-style-name="P7" draw:layer="layout" svg:width="0.87cm" svg:height="0.493cm" svg:x="7.938cm" svg:y="6.046cm">
          <draw:text-box>
            <text:p><text:span text:style-name="T3">Fab</text:span></text:p>
          </draw:text-box>
        </draw:frame>
        <draw:frame draw:style-name="gr9" draw:text-style-name="P7" draw:layer="layout" svg:width="0.913cm" svg:height="0.493cm" svg:x="9.355cm" svg:y="6.046cm">
          <draw:text-box>
            <text:p><text:span text:style-name="T3">SPT</text:span></text:p>
          </draw:text-box>
        </draw:frame>
        <draw:frame draw:style-name="gr12" draw:text-style-name="P7" draw:layer="layout" svg:width="1.154cm" svg:height="0.493cm" svg:x="8.515cm" svg:y="5.746cm">
          <draw:text-box>
            <text:p><text:span text:style-name="T3">M1205</text:span></text:p>
          </draw:text-box>
        </draw:frame>
        <draw:rect draw:style-name="gr11" draw:text-style-name="P8" draw:layer="layout" svg:width="1.928cm" svg:height="0.04cm" svg:x="11.066cm" svg:y="6.046cm">
          <text:p/>
        </draw:rect>
        <draw:frame draw:style-name="gr8" draw:text-style-name="P7" draw:layer="layout" svg:width="0.87cm" svg:height="0.493cm" svg:x="12.599cm" svg:y="6.046cm">
          <draw:text-box>
            <text:p><text:span text:style-name="T3">Fab</text:span></text:p>
          </draw:text-box>
        </draw:frame>
        <draw:frame draw:style-name="gr12" draw:text-style-name="P7" draw:layer="layout" svg:width="1.154cm" svg:height="0.493cm" svg:x="11.498cm" svg:y="5.746cm">
          <draw:text-box>
            <text:p><text:span text:style-name="T3">M1220</text:span></text:p>
          </draw:text-box>
        </draw:frame>
        <draw:rect draw:style-name="gr11" draw:text-style-name="P8" draw:layer="layout" svg:width="0.231cm" svg:height="0.04cm" svg:x="13.343cm" svg:y="6.046cm">
          <text:p/>
        </draw:rect>
        <draw:frame draw:style-name="gr13" draw:text-style-name="P7" draw:layer="layout" svg:width="0.959cm" svg:height="0.493cm" svg:x="12.525cm" svg:y="6.046cm">
          <draw:text-box>
            <text:p><text:span text:style-name="T3">CRN</text:span></text:p>
          </draw:text-box>
        </draw:frame>
        <draw:frame draw:style-name="gr9" draw:text-style-name="P7" draw:layer="layout" svg:width="0.913cm" svg:height="0.493cm" svg:x="13.548cm" svg:y="6.046cm">
          <draw:text-box>
            <text:p><text:span text:style-name="T3">SPT</text:span></text:p>
          </draw:text-box>
        </draw:frame>
        <draw:frame draw:style-name="gr14" draw:text-style-name="P7" draw:layer="layout" svg:width="1.035cm" svg:height="0.493cm" svg:x="12.987cm" svg:y="5.746cm">
          <draw:text-box>
            <text:p><text:span text:style-name="T3">M222</text:span></text:p>
          </draw:text-box>
        </draw:frame>
        <draw:rect draw:style-name="gr15" draw:text-style-name="P9" draw:layer="layout" svg:width="0.48cm" svg:height="0.04cm" svg:x="14.374cm" svg:y="6.046cm">
          <text:p/>
        </draw:rect>
        <draw:frame draw:style-name="gr8" draw:text-style-name="P7" draw:layer="layout" svg:width="0.87cm" svg:height="0.493cm" svg:x="13.724cm" svg:y="6.046cm">
          <draw:text-box>
            <text:p><text:span text:style-name="T3">Fab</text:span></text:p>
          </draw:text-box>
        </draw:frame>
        <draw:frame draw:style-name="gr9" draw:text-style-name="P7" draw:layer="layout" svg:width="0.913cm" svg:height="0.493cm" svg:x="14.703cm" svg:y="6.046cm">
          <draw:text-box>
            <text:p><text:span text:style-name="T3">SPT</text:span></text:p>
          </draw:text-box>
        </draw:frame>
        <draw:frame draw:style-name="gr16" draw:text-style-name="P7" draw:layer="layout" svg:width="1.294cm" svg:height="0.493cm" svg:x="14.013cm" svg:y="5.746cm">
          <draw:text-box>
            <text:p><text:span text:style-name="T3">MV1080</text:span></text:p>
          </draw:text-box>
        </draw:frame>
        <draw:rect draw:style-name="gr11" draw:text-style-name="P8" draw:layer="layout" svg:width="1.235cm" svg:height="0.04cm" svg:x="15.884cm" svg:y="6.046cm">
          <text:p/>
        </draw:rect>
        <draw:frame draw:style-name="gr8" draw:text-style-name="P7" draw:layer="layout" svg:width="0.87cm" svg:height="0.493cm" svg:x="16.724cm" svg:y="6.046cm">
          <draw:text-box>
            <text:p><text:span text:style-name="T3">Fab</text:span></text:p>
          </draw:text-box>
        </draw:frame>
        <draw:frame draw:style-name="gr12" draw:text-style-name="P7" draw:layer="layout" svg:width="1.154cm" svg:height="0.493cm" svg:x="15.97cm" svg:y="5.746cm">
          <draw:text-box>
            <text:p><text:span text:style-name="T3">M1240</text:span></text:p>
          </draw:text-box>
        </draw:frame>
        <draw:rect draw:style-name="gr7" draw:text-style-name="P6" draw:layer="layout" svg:width="0.231cm" svg:height="0.04cm" svg:x="18.746cm" svg:y="6.046cm">
          <text:p/>
        </draw:rect>
        <draw:frame draw:style-name="gr13" draw:text-style-name="P7" draw:layer="layout" svg:width="0.959cm" svg:height="0.493cm" svg:x="17.928cm" svg:y="6.046cm">
          <draw:text-box>
            <text:p><text:span text:style-name="T3">CRN</text:span></text:p>
          </draw:text-box>
        </draw:frame>
        <draw:frame draw:style-name="gr9" draw:text-style-name="P7" draw:layer="layout" svg:width="0.913cm" svg:height="0.493cm" svg:x="18.951cm" svg:y="6.046cm">
          <draw:text-box>
            <text:p><text:span text:style-name="T3">SPT</text:span></text:p>
          </draw:text-box>
        </draw:frame>
        <draw:frame draw:style-name="gr10" draw:text-style-name="P7" draw:layer="layout" svg:width="1.319cm" svg:height="0.493cm" svg:x="18.248cm" svg:y="5.746cm">
          <draw:text-box>
            <text:p><text:span text:style-name="T3">Loc1128</text:span></text:p>
          </draw:text-box>
        </draw:frame>
        <draw:rect draw:style-name="gr7" draw:text-style-name="P6" draw:layer="layout" svg:width="0.319cm" svg:height="0.04cm" svg:x="20.083cm" svg:y="6.046cm">
          <text:p/>
        </draw:rect>
        <draw:frame draw:style-name="gr8" draw:text-style-name="P7" draw:layer="layout" svg:width="0.87cm" svg:height="0.493cm" svg:x="19.353cm" svg:y="6.046cm">
          <draw:text-box>
            <text:p><text:span text:style-name="T3">Fab</text:span></text:p>
          </draw:text-box>
        </draw:frame>
        <draw:frame draw:style-name="gr13" draw:text-style-name="P7" draw:layer="layout" svg:width="0.959cm" svg:height="0.493cm" svg:x="20.309cm" svg:y="6.046cm">
          <draw:text-box>
            <text:p><text:span text:style-name="T3">CRN</text:span></text:p>
          </draw:text-box>
        </draw:frame>
        <draw:frame draw:style-name="gr10" draw:text-style-name="P7" draw:layer="layout" svg:width="1.319cm" svg:height="0.493cm" svg:x="19.629cm" svg:y="5.746cm">
          <draw:text-box>
            <text:p><text:span text:style-name="T3">Loc1131</text:span></text:p>
          </draw:text-box>
        </draw:frame>
        <draw:rect draw:style-name="gr17" draw:text-style-name="P10" draw:layer="layout" svg:width="0.574cm" svg:height="0.04cm" svg:x="20.807cm" svg:y="6.046cm">
          <text:p/>
        </draw:rect>
        <draw:frame draw:style-name="gr8" draw:text-style-name="P7" draw:layer="layout" svg:width="0.87cm" svg:height="0.493cm" svg:x="20.204cm" svg:y="6.046cm">
          <draw:text-box>
            <text:p><text:span text:style-name="T3">Fab</text:span></text:p>
          </draw:text-box>
        </draw:frame>
        <draw:frame draw:style-name="gr9" draw:text-style-name="P7" draw:layer="layout" svg:width="0.913cm" svg:height="0.493cm" svg:x="21.183cm" svg:y="6.046cm">
          <draw:text-box>
            <text:p><text:span text:style-name="T3">SPT</text:span></text:p>
          </draw:text-box>
        </draw:frame>
        <draw:frame draw:style-name="gr18" draw:text-style-name="P7" draw:layer="layout" svg:width="1.366cm" svg:height="0.493cm" svg:x="20.456cm" svg:y="5.746cm">
          <draw:text-box>
            <text:p><text:span text:style-name="T3">Reg2239</text:span></text:p>
          </draw:text-box>
        </draw:frame>
        <draw:rect draw:style-name="gr17" draw:text-style-name="P10" draw:layer="layout" svg:width="0.49cm" svg:height="0.04cm" svg:x="22.194cm" svg:y="6.046cm">
          <text:p/>
        </draw:rect>
        <draw:frame draw:style-name="gr8" draw:text-style-name="P7" draw:layer="layout" svg:width="0.87cm" svg:height="0.493cm" svg:x="22.549cm" svg:y="6.046cm">
          <draw:text-box>
            <text:p><text:span text:style-name="T3">Fab</text:span></text:p>
          </draw:text-box>
        </draw:frame>
        <draw:frame draw:style-name="gr18" draw:text-style-name="P7" draw:layer="layout" svg:width="1.366cm" svg:height="0.493cm" svg:x="21.801cm" svg:y="5.746cm">
          <draw:text-box>
            <text:p><text:span text:style-name="T3">Reg2240</text:span></text:p>
          </draw:text-box>
        </draw:frame>
        <draw:rect draw:style-name="gr15" draw:text-style-name="P9" draw:layer="layout" svg:width="0.489cm" svg:height="0.04cm" svg:x="24.222cm" svg:y="6.046cm">
          <text:p/>
        </draw:rect>
        <draw:frame draw:style-name="gr9" draw:text-style-name="P7" draw:layer="layout" svg:width="0.913cm" svg:height="0.493cm" svg:x="23.556cm" svg:y="6.046cm">
          <draw:text-box>
            <text:p><text:span text:style-name="T3">SPT</text:span></text:p>
          </draw:text-box>
        </draw:frame>
        <draw:frame draw:style-name="gr8" draw:text-style-name="P7" draw:layer="layout" svg:width="0.87cm" svg:height="0.493cm" svg:x="24.577cm" svg:y="6.046cm">
          <draw:text-box>
            <text:p><text:span text:style-name="T3">Fab</text:span></text:p>
          </draw:text-box>
        </draw:frame>
        <draw:frame draw:style-name="gr16" draw:text-style-name="P7" draw:layer="layout" svg:width="1.294cm" svg:height="0.493cm" svg:x="23.866cm" svg:y="5.746cm">
          <draw:text-box>
            <text:p><text:span text:style-name="T3">MV1110</text:span></text:p>
          </draw:text-box>
        </draw:frame>
        <draw:rect draw:style-name="gr7" draw:text-style-name="P6" draw:layer="layout" svg:width="0.541cm" svg:height="0.04cm" svg:x="25.207cm" svg:y="6.046cm">
          <text:p/>
        </draw:rect>
        <draw:frame draw:style-name="gr9" draw:text-style-name="P7" draw:layer="layout" svg:width="0.913cm" svg:height="0.493cm" svg:x="25.567cm" svg:y="6.046cm">
          <draw:text-box>
            <text:p><text:span text:style-name="T3">SPT</text:span></text:p>
          </draw:text-box>
        </draw:frame>
        <draw:frame draw:style-name="gr10" draw:text-style-name="P7" draw:layer="layout" svg:width="1.319cm" svg:height="0.493cm" svg:x="24.864cm" svg:y="5.746cm">
          <draw:text-box>
            <text:p><text:span text:style-name="T3">Loc1134</text:span></text:p>
          </draw:text-box>
        </draw:frame>
        <draw:rect draw:style-name="gr6" draw:text-style-name="P5" draw:layer="layout" svg:width="4cm" svg:height="1.074cm" svg:x="1.956cm" svg:y="6.306cm">
          <text:p><text:span text:style-name="T2">2</text:span></text:p>
          <text:p><text:span text:style-name="T2"/></text:p>
        </draw:rect>
        <draw:rect draw:style-name="gr11" draw:text-style-name="P8" draw:layer="layout" svg:width="1.118cm" svg:height="0.04cm" svg:x="5.96cm" svg:y="7.12cm">
          <text:p/>
        </draw:rect>
        <draw:frame draw:style-name="gr9" draw:text-style-name="P7" draw:layer="layout" svg:width="0.913cm" svg:height="0.493cm" svg:x="5.554cm" svg:y="7.12cm">
          <draw:text-box>
            <text:p><text:span text:style-name="T3">SPT</text:span></text:p>
          </draw:text-box>
        </draw:frame>
        <draw:frame draw:style-name="gr8" draw:text-style-name="P7" draw:layer="layout" svg:width="0.87cm" svg:height="0.493cm" svg:x="6.683cm" svg:y="7.12cm">
          <draw:text-box>
            <text:p><text:span text:style-name="T3">Fab</text:span></text:p>
          </draw:text-box>
        </draw:frame>
        <draw:frame draw:style-name="gr12" draw:text-style-name="P7" draw:layer="layout" svg:width="1.154cm" svg:height="0.493cm" svg:x="5.987cm" svg:y="6.82cm">
          <draw:text-box>
            <text:p><text:span text:style-name="T3">M1200</text:span></text:p>
          </draw:text-box>
        </draw:frame>
        <draw:rect draw:style-name="gr19" draw:text-style-name="P11" draw:layer="layout" svg:width="0.407cm" svg:height="0.04cm" svg:x="8.608cm" svg:y="7.12cm">
          <text:p/>
        </draw:rect>
        <draw:frame draw:style-name="gr9" draw:text-style-name="P7" draw:layer="layout" svg:width="0.913cm" svg:height="0.493cm" svg:x="8.901cm" svg:y="7.12cm">
          <draw:text-box>
            <text:p><text:span text:style-name="T3">SPT</text:span></text:p>
          </draw:text-box>
        </draw:frame>
        <draw:frame draw:style-name="gr20" draw:text-style-name="P7" draw:layer="layout" svg:width="1.412cm" svg:height="0.493cm" svg:x="8.151cm" svg:y="6.82cm">
          <draw:text-box>
            <text:p><text:span text:style-name="T3">Expr1700</text:span></text:p>
          </draw:text-box>
        </draw:frame>
        <draw:rect draw:style-name="gr7" draw:text-style-name="P6" draw:layer="layout" svg:width="0.451cm" svg:height="0.04cm" svg:x="9.705cm" svg:y="7.12cm">
          <text:p/>
        </draw:rect>
        <draw:frame draw:style-name="gr8" draw:text-style-name="P7" draw:layer="layout" svg:width="0.87cm" svg:height="0.493cm" svg:x="9.041cm" svg:y="7.12cm">
          <draw:text-box>
            <text:p><text:span text:style-name="T3">Fab</text:span></text:p>
          </draw:text-box>
        </draw:frame>
        <draw:frame draw:style-name="gr13" draw:text-style-name="P7" draw:layer="layout" svg:width="0.959cm" svg:height="0.493cm" svg:x="9.997cm" svg:y="7.12cm">
          <draw:text-box>
            <text:p><text:span text:style-name="T3">CRN</text:span></text:p>
          </draw:text-box>
        </draw:frame>
        <draw:frame draw:style-name="gr10" draw:text-style-name="P7" draw:layer="layout" svg:width="1.319cm" svg:height="0.493cm" svg:x="9.317cm" svg:y="6.82cm">
          <draw:text-box>
            <text:p><text:span text:style-name="T3">Loc1126</text:span></text:p>
          </draw:text-box>
        </draw:frame>
        <draw:rect draw:style-name="gr7" draw:text-style-name="P6" draw:layer="layout" svg:width="0.385cm" svg:height="0.04cm" svg:x="11.313cm" svg:y="7.12cm">
          <text:p/>
        </draw:rect>
        <draw:frame draw:style-name="gr8" draw:text-style-name="P7" draw:layer="layout" svg:width="0.87cm" svg:height="0.493cm" svg:x="10.616cm" svg:y="7.12cm">
          <draw:text-box>
            <text:p><text:span text:style-name="T3">Fab</text:span></text:p>
          </draw:text-box>
        </draw:frame>
        <draw:frame draw:style-name="gr9" draw:text-style-name="P7" draw:layer="layout" svg:width="0.913cm" svg:height="0.493cm" svg:x="11.595cm" svg:y="7.12cm">
          <draw:text-box>
            <text:p><text:span text:style-name="T3">SPT</text:span></text:p>
          </draw:text-box>
        </draw:frame>
        <draw:frame draw:style-name="gr10" draw:text-style-name="P7" draw:layer="layout" svg:width="1.319cm" svg:height="0.493cm" svg:x="10.892cm" svg:y="6.82cm">
          <draw:text-box>
            <text:p><text:span text:style-name="T3">Loc1121</text:span></text:p>
          </draw:text-box>
        </draw:frame>
        <draw:rect draw:style-name="gr11" draw:text-style-name="P8" draw:layer="layout" svg:width="1.445cm" svg:height="0.04cm" svg:x="13.958cm" svg:y="7.12cm">
          <text:p/>
        </draw:rect>
        <draw:frame draw:style-name="gr8" draw:text-style-name="P7" draw:layer="layout" svg:width="0.87cm" svg:height="0.493cm" svg:x="13.573cm" svg:y="7.12cm">
          <draw:text-box>
            <text:p><text:span text:style-name="T3">Fab</text:span></text:p>
          </draw:text-box>
        </draw:frame>
        <draw:frame draw:style-name="gr9" draw:text-style-name="P7" draw:layer="layout" svg:width="0.913cm" svg:height="0.493cm" svg:x="14.987cm" svg:y="7.12cm">
          <draw:text-box>
            <text:p><text:span text:style-name="T3">SPT</text:span></text:p>
          </draw:text-box>
        </draw:frame>
        <draw:frame draw:style-name="gr12" draw:text-style-name="P7" draw:layer="layout" svg:width="1.154cm" svg:height="0.493cm" svg:x="14.149cm" svg:y="6.82cm">
          <draw:text-box>
            <text:p><text:span text:style-name="T3">M1230</text:span></text:p>
          </draw:text-box>
        </draw:frame>
        <draw:rect draw:style-name="gr11" draw:text-style-name="P8" draw:layer="layout" svg:width="0.321cm" svg:height="0.04cm" svg:x="16.476cm" svg:y="7.12cm">
          <text:p/>
        </draw:rect>
        <draw:frame draw:style-name="gr8" draw:text-style-name="P7" draw:layer="layout" svg:width="0.87cm" svg:height="0.493cm" svg:x="15.747cm" svg:y="7.12cm">
          <draw:text-box>
            <text:p><text:span text:style-name="T3">Fab</text:span></text:p>
          </draw:text-box>
        </draw:frame>
        <draw:frame draw:style-name="gr21" draw:text-style-name="P7" draw:layer="layout" svg:width="0.934cm" svg:height="0.493cm" svg:x="16.715cm" svg:y="7.12cm">
          <draw:text-box>
            <text:p><text:span text:style-name="T3">SAC</text:span></text:p>
          </draw:text-box>
        </draw:frame>
        <draw:frame draw:style-name="gr12" draw:text-style-name="P7" draw:layer="layout" svg:width="1.154cm" svg:height="0.493cm" svg:x="16.105cm" svg:y="6.82cm">
          <draw:text-box>
            <text:p><text:span text:style-name="T3">M1250</text:span></text:p>
          </draw:text-box>
        </draw:frame>
        <draw:rect draw:style-name="gr7" draw:text-style-name="P6" draw:layer="layout" svg:width="0.385cm" svg:height="0.04cm" svg:x="18.496cm" svg:y="7.12cm">
          <text:p/>
        </draw:rect>
        <draw:frame draw:style-name="gr8" draw:text-style-name="P7" draw:layer="layout" svg:width="0.87cm" svg:height="0.493cm" svg:x="18.799cm" svg:y="7.12cm">
          <draw:text-box>
            <text:p><text:span text:style-name="T3">Fab</text:span></text:p>
          </draw:text-box>
        </draw:frame>
        <draw:frame draw:style-name="gr10" draw:text-style-name="P7" draw:layer="layout" svg:width="1.319cm" svg:height="0.493cm" svg:x="18.075cm" svg:y="6.82cm">
          <draw:text-box>
            <text:p><text:span text:style-name="T3">Loc1127</text:span></text:p>
          </draw:text-box>
        </draw:frame>
        <draw:rect draw:style-name="gr11" draw:text-style-name="P8" draw:layer="layout" svg:width="0.274cm" svg:height="0.04cm" svg:x="19.849cm" svg:y="7.12cm">
          <text:p/>
        </draw:rect>
        <draw:frame draw:style-name="gr13" draw:text-style-name="P7" draw:layer="layout" svg:width="0.959cm" svg:height="0.493cm" svg:x="19.052cm" svg:y="7.12cm">
          <draw:text-box>
            <text:p><text:span text:style-name="T3">CRN</text:span></text:p>
          </draw:text-box>
        </draw:frame>
        <draw:frame draw:style-name="gr9" draw:text-style-name="P7" draw:layer="layout" svg:width="0.913cm" svg:height="0.493cm" svg:x="20.075cm" svg:y="7.12cm">
          <draw:text-box>
            <text:p><text:span text:style-name="T3">SPT</text:span></text:p>
          </draw:text-box>
        </draw:frame>
        <draw:frame draw:style-name="gr14" draw:text-style-name="P7" draw:layer="layout" svg:width="1.035cm" svg:height="0.493cm" svg:x="19.514cm" svg:y="6.82cm">
          <draw:text-box>
            <text:p><text:span text:style-name="T3">M224</text:span></text:p>
          </draw:text-box>
        </draw:frame>
        <draw:rect draw:style-name="gr11" draw:text-style-name="P8" draw:layer="layout" svg:width="0.178cm" svg:height="0.04cm" svg:x="20.547cm" svg:y="7.12cm">
          <text:p/>
        </draw:rect>
        <draw:frame draw:style-name="gr13" draw:text-style-name="P7" draw:layer="layout" svg:width="0.959cm" svg:height="0.493cm" svg:x="20.702cm" svg:y="7.12cm">
          <draw:text-box>
            <text:p><text:span text:style-name="T3">CRN</text:span></text:p>
          </draw:text-box>
        </draw:frame>
        <draw:frame draw:style-name="gr14" draw:text-style-name="P7" draw:layer="layout" svg:width="1.035cm" svg:height="0.493cm" svg:x="20.164cm" svg:y="6.82cm">
          <draw:text-box>
            <text:p><text:span text:style-name="T3">M225</text:span></text:p>
          </draw:text-box>
        </draw:frame>
        <draw:rect draw:style-name="gr7" draw:text-style-name="P6" draw:layer="layout" svg:width="0.228cm" svg:height="0.04cm" svg:x="21.707cm" svg:y="7.12cm">
          <text:p/>
        </draw:rect>
        <draw:frame draw:style-name="gr9" draw:text-style-name="P7" draw:layer="layout" svg:width="0.913cm" svg:height="0.493cm" svg:x="21.91cm" svg:y="7.12cm">
          <draw:text-box>
            <text:p><text:span text:style-name="T3">SPT</text:span></text:p>
          </draw:text-box>
        </draw:frame>
        <draw:frame draw:style-name="gr10" draw:text-style-name="P7" draw:layer="layout" svg:width="1.319cm" svg:height="0.493cm" svg:x="21.207cm" svg:y="6.82cm">
          <draw:text-box>
            <text:p><text:span text:style-name="T3">Loc1132</text:span></text:p>
          </draw:text-box>
        </draw:frame>
        <draw:rect draw:style-name="gr11" draw:text-style-name="P8" draw:layer="layout" svg:width="1.092cm" svg:height="0.04cm" svg:x="23.112cm" svg:y="7.12cm">
          <text:p/>
        </draw:rect>
        <draw:frame draw:style-name="gr8" draw:text-style-name="P7" draw:layer="layout" svg:width="0.87cm" svg:height="0.493cm" svg:x="22.727cm" svg:y="7.12cm">
          <draw:text-box>
            <text:p><text:span text:style-name="T3">Fab</text:span></text:p>
          </draw:text-box>
        </draw:frame>
        <draw:frame draw:style-name="gr9" draw:text-style-name="P7" draw:layer="layout" svg:width="0.913cm" svg:height="0.493cm" svg:x="23.788cm" svg:y="7.12cm">
          <draw:text-box>
            <text:p><text:span text:style-name="T3">SPT</text:span></text:p>
          </draw:text-box>
        </draw:frame>
        <draw:frame draw:style-name="gr12" draw:text-style-name="P7" draw:layer="layout" svg:width="1.154cm" svg:height="0.493cm" svg:x="23.126cm" svg:y="6.82cm">
          <draw:text-box>
            <text:p><text:span text:style-name="T3">M1270</text:span></text:p>
          </draw:text-box>
        </draw:frame>
        <draw:rect draw:style-name="gr17" draw:text-style-name="P10" draw:layer="layout" svg:width="0.343cm" svg:height="0.04cm" svg:x="24.88cm" svg:y="7.12cm">
          <text:p/>
        </draw:rect>
        <draw:frame draw:style-name="gr21" draw:text-style-name="P7" draw:layer="layout" svg:width="0.934cm" svg:height="0.493cm" svg:x="24.13cm" svg:y="7.12cm">
          <draw:text-box>
            <text:p><text:span text:style-name="T3">SAC</text:span></text:p>
          </draw:text-box>
        </draw:frame>
        <draw:frame draw:style-name="gr8" draw:text-style-name="P7" draw:layer="layout" svg:width="0.87cm" svg:height="0.493cm" svg:x="25.162cm" svg:y="7.12cm">
          <draw:text-box>
            <text:p><text:span text:style-name="T3">Fab</text:span></text:p>
          </draw:text-box>
        </draw:frame>
        <draw:frame draw:style-name="gr18" draw:text-style-name="P7" draw:layer="layout" svg:width="1.366cm" svg:height="0.493cm" svg:x="24.414cm" svg:y="6.82cm">
          <draw:text-box>
            <text:p><text:span text:style-name="T3">Reg2242</text:span></text:p>
          </draw:text-box>
        </draw:frame>
        <draw:rect draw:style-name="gr17" draw:text-style-name="P10" draw:layer="layout" svg:width="0.423cm" svg:height="0.04cm" svg:x="26.364cm" svg:y="7.12cm">
          <text:p/>
        </draw:rect>
        <draw:frame draw:style-name="gr9" draw:text-style-name="P7" draw:layer="layout" svg:width="0.913cm" svg:height="0.493cm" svg:x="26.665cm" svg:y="7.12cm">
          <draw:text-box>
            <text:p><text:span text:style-name="T3">SPT</text:span></text:p>
          </draw:text-box>
        </draw:frame>
        <draw:frame draw:style-name="gr18" draw:text-style-name="P7" draw:layer="layout" svg:width="1.366cm" svg:height="0.493cm" svg:x="25.938cm" svg:y="6.82cm">
          <draw:text-box>
            <text:p><text:span text:style-name="T3">Reg2243</text:span></text:p>
          </draw:text-box>
        </draw:frame>
        <draw:rect draw:style-name="gr6" draw:text-style-name="P5" draw:layer="layout" svg:width="4cm" svg:height="1.074cm" svg:x="1.956cm" svg:y="7.38cm">
          <text:p><text:span text:style-name="T2">3</text:span></text:p>
          <text:p><text:span text:style-name="T2"/></text:p>
        </draw:rect>
        <draw:rect draw:style-name="gr7" draw:text-style-name="P6" draw:layer="layout" svg:width="0.623cm" svg:height="0.04cm" svg:x="7.342cm" svg:y="8.195cm">
          <text:p/>
        </draw:rect>
        <draw:frame draw:style-name="gr9" draw:text-style-name="P7" draw:layer="layout" svg:width="0.913cm" svg:height="0.493cm" svg:x="6.743cm" svg:y="8.195cm">
          <draw:text-box>
            <text:p><text:span text:style-name="T3">SPT</text:span></text:p>
          </draw:text-box>
        </draw:frame>
        <draw:frame draw:style-name="gr8" draw:text-style-name="P7" draw:layer="layout" svg:width="0.87cm" svg:height="0.493cm" svg:x="7.764cm" svg:y="8.195cm">
          <draw:text-box>
            <text:p><text:span text:style-name="T3">Fab</text:span></text:p>
          </draw:text-box>
        </draw:frame>
        <draw:frame draw:style-name="gr10" draw:text-style-name="P7" draw:layer="layout" svg:width="1.319cm" svg:height="0.493cm" svg:x="7.04cm" svg:y="7.895cm">
          <draw:text-box>
            <text:p><text:span text:style-name="T3">Loc1118</text:span></text:p>
          </draw:text-box>
        </draw:frame>
        <draw:rect draw:style-name="gr11" draw:text-style-name="P8" draw:layer="layout" svg:width="1.77cm" svg:height="0.04cm" svg:x="9.801cm" svg:y="8.195cm">
          <text:p/>
        </draw:rect>
        <draw:frame draw:style-name="gr9" draw:text-style-name="P7" draw:layer="layout" svg:width="0.913cm" svg:height="0.493cm" svg:x="9.395cm" svg:y="8.195cm">
          <draw:text-box>
            <text:p><text:span text:style-name="T3">SPT</text:span></text:p>
          </draw:text-box>
        </draw:frame>
        <draw:frame draw:style-name="gr8" draw:text-style-name="P7" draw:layer="layout" svg:width="0.87cm" svg:height="0.493cm" svg:x="11.176cm" svg:y="8.195cm">
          <draw:text-box>
            <text:p><text:span text:style-name="T3">Fab</text:span></text:p>
          </draw:text-box>
        </draw:frame>
        <draw:frame draw:style-name="gr12" draw:text-style-name="P7" draw:layer="layout" svg:width="1.154cm" svg:height="0.493cm" svg:x="10.154cm" svg:y="7.895cm">
          <draw:text-box>
            <text:p><text:span text:style-name="T3">M1210</text:span></text:p>
          </draw:text-box>
        </draw:frame>
        <draw:rect draw:style-name="gr7" draw:text-style-name="P6" draw:layer="layout" svg:width="0.492cm" svg:height="0.04cm" svg:x="12.414cm" svg:y="8.195cm">
          <text:p/>
        </draw:rect>
        <draw:frame draw:style-name="gr9" draw:text-style-name="P7" draw:layer="layout" svg:width="0.913cm" svg:height="0.493cm" svg:x="11.749cm" svg:y="8.195cm">
          <draw:text-box>
            <text:p><text:span text:style-name="T3">SPT</text:span></text:p>
          </draw:text-box>
        </draw:frame>
        <draw:frame draw:style-name="gr8" draw:text-style-name="P7" draw:layer="layout" svg:width="0.87cm" svg:height="0.493cm" svg:x="12.77cm" svg:y="8.195cm">
          <draw:text-box>
            <text:p><text:span text:style-name="T3">Fab</text:span></text:p>
          </draw:text-box>
        </draw:frame>
        <draw:frame draw:style-name="gr10" draw:text-style-name="P7" draw:layer="layout" svg:width="1.319cm" svg:height="0.493cm" svg:x="12.046cm" svg:y="7.895cm">
          <draw:text-box>
            <text:p><text:span text:style-name="T3">Loc1122</text:span></text:p>
          </draw:text-box>
        </draw:frame>
        <draw:rect draw:style-name="gr11" draw:text-style-name="P8" draw:layer="layout" svg:width="0.245cm" svg:height="0.04cm" svg:x="13.895cm" svg:y="8.195cm">
          <text:p/>
        </draw:rect>
        <draw:frame draw:style-name="gr9" draw:text-style-name="P7" draw:layer="layout" svg:width="0.913cm" svg:height="0.493cm" svg:x="13.107cm" svg:y="8.195cm">
          <draw:text-box>
            <text:p><text:span text:style-name="T3">SPT</text:span></text:p>
          </draw:text-box>
        </draw:frame>
        <draw:frame draw:style-name="gr13" draw:text-style-name="P7" draw:layer="layout" svg:width="0.959cm" svg:height="0.493cm" svg:x="14.084cm" svg:y="8.195cm">
          <draw:text-box>
            <text:p><text:span text:style-name="T3">CRN</text:span></text:p>
          </draw:text-box>
        </draw:frame>
        <draw:frame draw:style-name="gr14" draw:text-style-name="P7" draw:layer="layout" svg:width="1.035cm" svg:height="0.493cm" svg:x="13.546cm" svg:y="7.895cm">
          <draw:text-box>
            <text:p><text:span text:style-name="T3">M223</text:span></text:p>
          </draw:text-box>
        </draw:frame>
        <draw:rect draw:style-name="gr17" draw:text-style-name="P10" draw:layer="layout" svg:width="0.492cm" svg:height="0.04cm" svg:x="15.857cm" svg:y="8.195cm">
          <text:p/>
        </draw:rect>
        <draw:frame draw:style-name="gr8" draw:text-style-name="P7" draw:layer="layout" svg:width="0.87cm" svg:height="0.493cm" svg:x="15.213cm" svg:y="8.195cm">
          <draw:text-box>
            <text:p><text:span text:style-name="T3">Fab</text:span></text:p>
          </draw:text-box>
        </draw:frame>
        <draw:frame draw:style-name="gr9" draw:text-style-name="P7" draw:layer="layout" svg:width="0.913cm" svg:height="0.493cm" svg:x="16.192cm" svg:y="8.195cm">
          <draw:text-box>
            <text:p><text:span text:style-name="T3">SPT</text:span></text:p>
          </draw:text-box>
        </draw:frame>
        <draw:frame draw:style-name="gr18" draw:text-style-name="P7" draw:layer="layout" svg:width="1.366cm" svg:height="0.493cm" svg:x="15.465cm" svg:y="7.895cm">
          <draw:text-box>
            <text:p><text:span text:style-name="T3">Reg2236</text:span></text:p>
          </draw:text-box>
        </draw:frame>
        <draw:rect draw:style-name="gr11" draw:text-style-name="P8" draw:layer="layout" svg:width="0.451cm" svg:height="0.04cm" svg:x="17.24cm" svg:y="8.195cm">
          <text:p/>
        </draw:rect>
        <draw:frame draw:style-name="gr21" draw:text-style-name="P7" draw:layer="layout" svg:width="0.934cm" svg:height="0.493cm" svg:x="16.544cm" svg:y="8.195cm">
          <draw:text-box>
            <text:p><text:span text:style-name="T3">SAC</text:span></text:p>
          </draw:text-box>
        </draw:frame>
        <draw:frame draw:style-name="gr8" draw:text-style-name="P7" draw:layer="layout" svg:width="0.87cm" svg:height="0.493cm" svg:x="17.576cm" svg:y="8.195cm">
          <draw:text-box>
            <text:p><text:span text:style-name="T3">Fab</text:span></text:p>
          </draw:text-box>
        </draw:frame>
        <draw:frame draw:style-name="gr12" draw:text-style-name="P7" draw:layer="layout" svg:width="1.154cm" svg:height="0.493cm" svg:x="16.934cm" svg:y="7.895cm">
          <draw:text-box>
            <text:p><text:span text:style-name="T3">M1255</text:span></text:p>
          </draw:text-box>
        </draw:frame>
        <draw:rect draw:style-name="gr11" draw:text-style-name="P8" draw:layer="layout" svg:width="1.564cm" svg:height="0.04cm" svg:x="18.971cm" svg:y="8.195cm">
          <text:p/>
        </draw:rect>
        <draw:frame draw:style-name="gr9" draw:text-style-name="P7" draw:layer="layout" svg:width="0.913cm" svg:height="0.493cm" svg:x="20.119cm" svg:y="8.195cm">
          <draw:text-box>
            <text:p><text:span text:style-name="T3">SPT</text:span></text:p>
          </draw:text-box>
        </draw:frame>
        <draw:frame draw:style-name="gr12" draw:text-style-name="P7" draw:layer="layout" svg:width="1.154cm" svg:height="0.493cm" svg:x="19.221cm" svg:y="7.895cm">
          <draw:text-box>
            <text:p><text:span text:style-name="T3">M1260</text:span></text:p>
          </draw:text-box>
        </draw:frame>
        <draw:rect draw:style-name="gr11" draw:text-style-name="P8" draw:layer="layout" svg:width="0.319cm" svg:height="0.04cm" svg:x="20.962cm" svg:y="8.195cm">
          <text:p/>
        </draw:rect>
        <draw:frame draw:style-name="gr21" draw:text-style-name="P7" draw:layer="layout" svg:width="0.934cm" svg:height="0.493cm" svg:x="20.2cm" svg:y="8.195cm">
          <draw:text-box>
            <text:p><text:span text:style-name="T3">SAC</text:span></text:p>
          </draw:text-box>
        </draw:frame>
        <draw:frame draw:style-name="gr8" draw:text-style-name="P7" draw:layer="layout" svg:width="0.87cm" svg:height="0.493cm" svg:x="21.232cm" svg:y="8.195cm">
          <draw:text-box>
            <text:p><text:span text:style-name="T3">Fab</text:span></text:p>
          </draw:text-box>
        </draw:frame>
        <draw:frame draw:style-name="gr12" draw:text-style-name="P7" draw:layer="layout" svg:width="1.154cm" svg:height="0.493cm" svg:x="20.59cm" svg:y="7.895cm">
          <draw:text-box>
            <text:p><text:span text:style-name="T3">M1315</text:span></text:p>
          </draw:text-box>
        </draw:frame>
        <draw:rect draw:style-name="gr7" draw:text-style-name="P6" draw:layer="layout" svg:width="0.54cm" svg:height="0.04cm" svg:x="22.647cm" svg:y="8.195cm">
          <text:p/>
        </draw:rect>
        <draw:frame draw:style-name="gr9" draw:text-style-name="P7" draw:layer="layout" svg:width="0.913cm" svg:height="0.493cm" svg:x="22.006cm" svg:y="8.195cm">
          <draw:text-box>
            <text:p><text:span text:style-name="T3">SPT</text:span></text:p>
          </draw:text-box>
        </draw:frame>
        <draw:frame draw:style-name="gr8" draw:text-style-name="P7" draw:layer="layout" svg:width="0.87cm" svg:height="0.493cm" svg:x="23.027cm" svg:y="8.195cm">
          <draw:text-box>
            <text:p><text:span text:style-name="T3">Fab</text:span></text:p>
          </draw:text-box>
        </draw:frame>
        <draw:frame draw:style-name="gr10" draw:text-style-name="P7" draw:layer="layout" svg:width="1.319cm" svg:height="0.493cm" svg:x="22.303cm" svg:y="7.895cm">
          <draw:text-box>
            <text:p><text:span text:style-name="T3">Loc1133</text:span></text:p>
          </draw:text-box>
        </draw:frame>
        <draw:rect draw:style-name="gr17" draw:text-style-name="P10" draw:layer="layout" svg:width="0.379cm" svg:height="0.04cm" svg:x="23.866cm" svg:y="8.195cm">
          <text:p/>
        </draw:rect>
        <draw:frame draw:style-name="gr21" draw:text-style-name="P7" draw:layer="layout" svg:width="0.934cm" svg:height="0.493cm" svg:x="24.134cm" svg:y="8.195cm">
          <draw:text-box>
            <text:p><text:span text:style-name="T3">SAC</text:span></text:p>
          </draw:text-box>
        </draw:frame>
        <draw:frame draw:style-name="gr18" draw:text-style-name="P7" draw:layer="layout" svg:width="1.366cm" svg:height="0.493cm" svg:x="23.418cm" svg:y="7.895cm">
          <draw:text-box>
            <text:p><text:span text:style-name="T3">Reg2241</text:span></text:p>
          </draw:text-box>
        </draw:frame>
        <draw:rect draw:style-name="gr19" draw:text-style-name="P11" draw:layer="layout" svg:width="0.297cm" svg:height="0.04cm" svg:x="25.456cm" svg:y="8.195cm">
          <text:p/>
        </draw:rect>
        <draw:frame draw:style-name="gr8" draw:text-style-name="P7" draw:layer="layout" svg:width="0.87cm" svg:height="0.493cm" svg:x="24.715cm" svg:y="8.195cm">
          <draw:text-box>
            <text:p><text:span text:style-name="T3">Fab</text:span></text:p>
          </draw:text-box>
        </draw:frame>
        <draw:frame draw:style-name="gr21" draw:text-style-name="P7" draw:layer="layout" svg:width="0.934cm" svg:height="0.493cm" svg:x="25.683cm" svg:y="8.195cm">
          <draw:text-box>
            <text:p><text:span text:style-name="T3">SAC</text:span></text:p>
          </draw:text-box>
        </draw:frame>
        <draw:frame draw:style-name="gr20" draw:text-style-name="P7" draw:layer="layout" svg:width="1.412cm" svg:height="0.493cm" svg:x="24.944cm" svg:y="7.895cm">
          <draw:text-box>
            <text:p><text:span text:style-name="T3">Expr1710</text:span></text:p>
          </draw:text-box>
        </draw:frame>
        <draw:rect draw:style-name="gr6" draw:text-style-name="P5" draw:layer="layout" svg:width="4cm" svg:height="1.074cm" svg:x="1.956cm" svg:y="8.455cm">
          <text:p><text:span text:style-name="T2">4</text:span></text:p>
          <text:p><text:span text:style-name="T2"/></text:p>
        </draw:rect>
        <draw:rect draw:style-name="gr11" draw:text-style-name="P8" draw:layer="layout" svg:width="0.686cm" svg:height="0.04cm" svg:x="7.559cm" svg:y="9.269cm">
          <text:p/>
        </draw:rect>
        <draw:frame draw:style-name="gr8" draw:text-style-name="P7" draw:layer="layout" svg:width="0.87cm" svg:height="0.493cm" svg:x="7.012cm" svg:y="9.269cm">
          <draw:text-box>
            <text:p><text:span text:style-name="T3">Fab</text:span></text:p>
          </draw:text-box>
        </draw:frame>
        <draw:frame draw:style-name="gr21" draw:text-style-name="P7" draw:layer="layout" svg:width="0.934cm" svg:height="0.493cm" svg:x="7.98cm" svg:y="9.269cm">
          <draw:text-box>
            <text:p><text:span text:style-name="T3">SAC</text:span></text:p>
          </draw:text-box>
        </draw:frame>
        <draw:frame draw:style-name="gr12" draw:text-style-name="P7" draw:layer="layout" svg:width="1.154cm" svg:height="0.493cm" svg:x="7.37cm" svg:y="8.969cm">
          <draw:text-box>
            <text:p><text:span text:style-name="T3">M1300</text:span></text:p>
          </draw:text-box>
        </draw:frame>
        <draw:rect draw:style-name="gr11" draw:text-style-name="P8" draw:layer="layout" svg:width="0.598cm" svg:height="0.04cm" svg:x="8.912cm" svg:y="9.269cm">
          <text:p/>
        </draw:rect>
        <draw:frame draw:style-name="gr8" draw:text-style-name="P7" draw:layer="layout" svg:width="0.87cm" svg:height="0.493cm" svg:x="9.321cm" svg:y="9.269cm">
          <draw:text-box>
            <text:p><text:span text:style-name="T3">Fab</text:span></text:p>
          </draw:text-box>
        </draw:frame>
        <draw:frame draw:style-name="gr12" draw:text-style-name="P7" draw:layer="layout" svg:width="1.154cm" svg:height="0.493cm" svg:x="8.679cm" svg:y="8.969cm">
          <draw:text-box>
            <text:p><text:span text:style-name="T3">M1305</text:span></text:p>
          </draw:text-box>
        </draw:frame>
        <draw:rect draw:style-name="gr19" draw:text-style-name="P11" draw:layer="layout" svg:width="0.364cm" svg:height="0.04cm" svg:x="10.041cm" svg:y="9.269cm">
          <text:p/>
        </draw:rect>
        <draw:frame draw:style-name="gr9" draw:text-style-name="P7" draw:layer="layout" svg:width="0.913cm" svg:height="0.493cm" svg:x="9.312cm" svg:y="9.269cm">
          <draw:text-box>
            <text:p><text:span text:style-name="T3">SPT</text:span></text:p>
          </draw:text-box>
        </draw:frame>
        <draw:frame draw:style-name="gr8" draw:text-style-name="P7" draw:layer="layout" svg:width="0.87cm" svg:height="0.493cm" svg:x="10.333cm" svg:y="9.269cm">
          <draw:text-box>
            <text:p><text:span text:style-name="T3">Fab</text:span></text:p>
          </draw:text-box>
        </draw:frame>
        <draw:frame draw:style-name="gr20" draw:text-style-name="P7" draw:layer="layout" svg:width="1.412cm" svg:height="0.493cm" svg:x="9.562cm" svg:y="8.969cm">
          <draw:text-box>
            <text:p><text:span text:style-name="T3">Expr1705</text:span></text:p>
          </draw:text-box>
        </draw:frame>
        <draw:rect draw:style-name="gr17" draw:text-style-name="P10" draw:layer="layout" svg:width="0.369cm" svg:height="0.04cm" svg:x="12.829cm" svg:y="9.269cm">
          <text:p/>
        </draw:rect>
        <draw:frame draw:style-name="gr21" draw:text-style-name="P7" draw:layer="layout" svg:width="0.934cm" svg:height="0.493cm" svg:x="12.092cm" svg:y="9.269cm">
          <draw:text-box>
            <text:p><text:span text:style-name="T3">SAC</text:span></text:p>
          </draw:text-box>
        </draw:frame>
        <draw:frame draw:style-name="gr8" draw:text-style-name="P7" draw:layer="layout" svg:width="0.87cm" svg:height="0.493cm" svg:x="13.124cm" svg:y="9.269cm">
          <draw:text-box>
            <text:p><text:span text:style-name="T3">Fab</text:span></text:p>
          </draw:text-box>
        </draw:frame>
        <draw:frame draw:style-name="gr18" draw:text-style-name="P7" draw:layer="layout" svg:width="1.366cm" svg:height="0.493cm" svg:x="12.376cm" svg:y="8.969cm">
          <draw:text-box>
            <text:p><text:span text:style-name="T3">Reg2235</text:span></text:p>
          </draw:text-box>
        </draw:frame>
        <draw:rect draw:style-name="gr7" draw:text-style-name="P6" draw:layer="layout" svg:width="0.276cm" svg:height="0.04cm" svg:x="13.673cm" svg:y="9.269cm">
          <text:p/>
        </draw:rect>
        <draw:frame draw:style-name="gr21" draw:text-style-name="P7" draw:layer="layout" svg:width="0.934cm" svg:height="0.493cm" svg:x="13.889cm" svg:y="9.269cm">
          <draw:text-box>
            <text:p><text:span text:style-name="T3">SAC</text:span></text:p>
          </draw:text-box>
        </draw:frame>
        <draw:frame draw:style-name="gr10" draw:text-style-name="P7" draw:layer="layout" svg:width="1.319cm" svg:height="0.493cm" svg:x="13.197cm" svg:y="8.969cm">
          <draw:text-box>
            <text:p><text:span text:style-name="T3">Loc1123</text:span></text:p>
          </draw:text-box>
        </draw:frame>
        <draw:rect draw:style-name="gr15" draw:text-style-name="P9" draw:layer="layout" svg:width="1.021cm" svg:height="0.04cm" svg:x="15.857cm" svg:y="9.269cm">
          <text:p/>
        </draw:rect>
        <draw:frame draw:style-name="gr9" draw:text-style-name="P7" draw:layer="layout" svg:width="0.913cm" svg:height="0.493cm" svg:x="15.451cm" svg:y="9.269cm">
          <draw:text-box>
            <text:p><text:span text:style-name="T3">SPT</text:span></text:p>
          </draw:text-box>
        </draw:frame>
        <draw:frame draw:style-name="gr8" draw:text-style-name="P7" draw:layer="layout" svg:width="0.87cm" svg:height="0.493cm" svg:x="16.483cm" svg:y="9.269cm">
          <draw:text-box>
            <text:p><text:span text:style-name="T3">Fab</text:span></text:p>
          </draw:text-box>
        </draw:frame>
        <draw:frame draw:style-name="gr16" draw:text-style-name="P7" draw:layer="layout" svg:width="1.294cm" svg:height="0.493cm" svg:x="15.767cm" svg:y="8.969cm">
          <draw:text-box>
            <text:p><text:span text:style-name="T3">MV1090</text:span></text:p>
          </draw:text-box>
        </draw:frame>
        <draw:rect draw:style-name="gr7" draw:text-style-name="P6" draw:layer="layout" svg:width="0.31cm" svg:height="0.04cm" svg:x="17.725cm" svg:y="9.269cm">
          <text:p/>
        </draw:rect>
        <draw:frame draw:style-name="gr21" draw:text-style-name="P7" draw:layer="layout" svg:width="0.934cm" svg:height="0.493cm" svg:x="17.958cm" svg:y="9.269cm">
          <draw:text-box>
            <text:p><text:span text:style-name="T3">SAC</text:span></text:p>
          </draw:text-box>
        </draw:frame>
        <draw:frame draw:style-name="gr10" draw:text-style-name="P7" draw:layer="layout" svg:width="1.319cm" svg:height="0.493cm" svg:x="17.266cm" svg:y="8.969cm">
          <draw:text-box>
            <text:p><text:span text:style-name="T3">Loc1125</text:span></text:p>
          </draw:text-box>
        </draw:frame>
        <draw:rect draw:style-name="gr11" draw:text-style-name="P8" draw:layer="layout" svg:width="0.363cm" svg:height="0.04cm" svg:x="19.209cm" svg:y="9.269cm">
          <text:p/>
        </draw:rect>
        <draw:frame draw:style-name="gr8" draw:text-style-name="P7" draw:layer="layout" svg:width="0.87cm" svg:height="0.493cm" svg:x="18.501cm" svg:y="9.269cm">
          <draw:text-box>
            <text:p><text:span text:style-name="T3">Fab</text:span></text:p>
          </draw:text-box>
        </draw:frame>
        <draw:frame draw:style-name="gr21" draw:text-style-name="P7" draw:layer="layout" svg:width="0.934cm" svg:height="0.493cm" svg:x="19.469cm" svg:y="9.269cm">
          <draw:text-box>
            <text:p><text:span text:style-name="T3">SAC</text:span></text:p>
          </draw:text-box>
        </draw:frame>
        <draw:frame draw:style-name="gr12" draw:text-style-name="P7" draw:layer="layout" svg:width="1.154cm" svg:height="0.493cm" svg:x="18.859cm" svg:y="8.969cm">
          <draw:text-box>
            <text:p><text:span text:style-name="T3">M1310</text:span></text:p>
          </draw:text-box>
        </draw:frame>
        <draw:rect draw:style-name="gr11" draw:text-style-name="P8" draw:layer="layout" svg:width="1.569cm" svg:height="0.04cm" svg:x="21.017cm" svg:y="9.269cm">
          <text:p/>
        </draw:rect>
        <draw:frame draw:style-name="gr9" draw:text-style-name="P7" draw:layer="layout" svg:width="0.913cm" svg:height="0.493cm" svg:x="20.611cm" svg:y="9.269cm">
          <draw:text-box>
            <text:p><text:span text:style-name="T3">SPT</text:span></text:p>
          </draw:text-box>
        </draw:frame>
        <draw:frame draw:style-name="gr8" draw:text-style-name="P7" draw:layer="layout" svg:width="0.87cm" svg:height="0.493cm" svg:x="22.191cm" svg:y="9.269cm">
          <draw:text-box>
            <text:p><text:span text:style-name="T3">Fab</text:span></text:p>
          </draw:text-box>
        </draw:frame>
        <draw:frame draw:style-name="gr12" draw:text-style-name="P7" draw:layer="layout" svg:width="1.154cm" svg:height="0.493cm" svg:x="21.27cm" svg:y="8.969cm">
          <draw:text-box>
            <text:p><text:span text:style-name="T3">M1265</text:span></text:p>
          </draw:text-box>
        </draw:frame>
        <draw:rect draw:style-name="gr15" draw:text-style-name="P9" draw:layer="layout" svg:width="0.453cm" svg:height="0.04cm" svg:x="23.606cm" svg:y="9.269cm">
          <text:p/>
        </draw:rect>
        <draw:frame draw:style-name="gr9" draw:text-style-name="P7" draw:layer="layout" svg:width="0.913cm" svg:height="0.493cm" svg:x="23.922cm" svg:y="9.269cm">
          <draw:text-box>
            <text:p><text:span text:style-name="T3">SPT</text:span></text:p>
          </draw:text-box>
        </draw:frame>
        <draw:frame draw:style-name="gr16" draw:text-style-name="P7" draw:layer="layout" svg:width="1.294cm" svg:height="0.493cm" svg:x="23.232cm" svg:y="8.969cm">
          <draw:text-box>
            <text:p><text:span text:style-name="T3">MV1100</text:span></text:p>
          </draw:text-box>
        </draw:frame>
        <draw:rect draw:style-name="gr11" draw:text-style-name="P8" draw:layer="layout" svg:width="0.307cm" svg:height="0.04cm" svg:x="24.613cm" svg:y="9.269cm">
          <text:p/>
        </draw:rect>
        <draw:frame draw:style-name="gr21" draw:text-style-name="P7" draw:layer="layout" svg:width="0.934cm" svg:height="0.493cm" svg:x="23.845cm" svg:y="9.269cm">
          <draw:text-box>
            <text:p><text:span text:style-name="T3">SAC</text:span></text:p>
          </draw:text-box>
        </draw:frame>
        <draw:frame draw:style-name="gr8" draw:text-style-name="P7" draw:layer="layout" svg:width="0.87cm" svg:height="0.493cm" svg:x="24.877cm" svg:y="9.269cm">
          <draw:text-box>
            <text:p><text:span text:style-name="T3">Fab</text:span></text:p>
          </draw:text-box>
        </draw:frame>
        <draw:frame draw:style-name="gr12" draw:text-style-name="P7" draw:layer="layout" svg:width="1.154cm" svg:height="0.493cm" svg:x="24.235cm" svg:y="8.969cm">
          <draw:text-box>
            <text:p><text:span text:style-name="T3">M1340</text:span></text:p>
          </draw:text-box>
        </draw:frame>
        <draw:rect draw:style-name="gr7" draw:text-style-name="P6" draw:layer="layout" svg:width="0.451cm" svg:height="0.04cm" svg:x="25.887cm" svg:y="9.269cm">
          <text:p/>
        </draw:rect>
        <draw:frame draw:style-name="gr9" draw:text-style-name="P7" draw:layer="layout" svg:width="0.913cm" svg:height="0.493cm" svg:x="25.202cm" svg:y="9.269cm">
          <draw:text-box>
            <text:p><text:span text:style-name="T3">SPT</text:span></text:p>
          </draw:text-box>
        </draw:frame>
        <draw:frame draw:style-name="gr8" draw:text-style-name="P7" draw:layer="layout" svg:width="0.87cm" svg:height="0.493cm" svg:x="26.223cm" svg:y="9.269cm">
          <draw:text-box>
            <text:p><text:span text:style-name="T3">Fab</text:span></text:p>
          </draw:text-box>
        </draw:frame>
        <draw:frame draw:style-name="gr10" draw:text-style-name="P7" draw:layer="layout" svg:width="1.319cm" svg:height="0.493cm" svg:x="25.499cm" svg:y="8.969cm">
          <draw:text-box>
            <text:p><text:span text:style-name="T3">Loc1135</text:span></text:p>
          </draw:text-box>
        </draw:frame>
        <draw:rect draw:style-name="gr6" draw:text-style-name="P5" draw:layer="layout" svg:width="4cm" svg:height="1.074cm" svg:x="1.956cm" svg:y="9.529cm">
          <text:p><text:span text:style-name="T2">5</text:span></text:p>
          <text:p><text:span text:style-name="T2"/></text:p>
        </draw:rect>
        <draw:rect draw:style-name="gr7" draw:text-style-name="P6" draw:layer="layout" svg:width="0.405cm" svg:height="0.04cm" svg:x="6.204cm" svg:y="10.343cm">
          <text:p/>
        </draw:rect>
        <draw:frame draw:style-name="gr8" draw:text-style-name="P7" draw:layer="layout" svg:width="0.87cm" svg:height="0.493cm" svg:x="5.517cm" svg:y="10.343cm">
          <draw:text-box>
            <text:p><text:span text:style-name="T3">Fab</text:span></text:p>
          </draw:text-box>
        </draw:frame>
        <draw:frame draw:style-name="gr21" draw:text-style-name="P7" draw:layer="layout" svg:width="0.934cm" svg:height="0.493cm" svg:x="6.485cm" svg:y="10.343cm">
          <draw:text-box>
            <text:p><text:span text:style-name="T3">SAC</text:span></text:p>
          </draw:text-box>
        </draw:frame>
        <draw:frame draw:style-name="gr10" draw:text-style-name="P7" draw:layer="layout" svg:width="1.319cm" svg:height="0.493cm" svg:x="5.793cm" svg:y="10.043cm">
          <draw:text-box>
            <text:p><text:span text:style-name="T3">Loc1119</text:span></text:p>
          </draw:text-box>
        </draw:frame>
        <draw:rect draw:style-name="gr7" draw:text-style-name="P6" draw:layer="layout" svg:width="0.461cm" svg:height="0.04cm" svg:x="7.051cm" svg:y="10.343cm">
          <text:p/>
        </draw:rect>
        <draw:frame draw:style-name="gr8" draw:text-style-name="P7" draw:layer="layout" svg:width="0.87cm" svg:height="0.493cm" svg:x="7.392cm" svg:y="10.343cm">
          <draw:text-box>
            <text:p><text:span text:style-name="T3">Fab</text:span></text:p>
          </draw:text-box>
        </draw:frame>
        <draw:frame draw:style-name="gr10" draw:text-style-name="P7" draw:layer="layout" svg:width="1.319cm" svg:height="0.493cm" svg:x="6.668cm" svg:y="10.043cm">
          <draw:text-box>
            <text:p><text:span text:style-name="T3">Loc1120</text:span></text:p>
          </draw:text-box>
        </draw:frame>
        <draw:rect draw:style-name="gr11" draw:text-style-name="P8" draw:layer="layout" svg:width="1.462cm" svg:height="0.04cm" svg:x="9.555cm" svg:y="10.343cm">
          <text:p/>
        </draw:rect>
        <draw:frame draw:style-name="gr9" draw:text-style-name="P7" draw:layer="layout" svg:width="0.913cm" svg:height="0.493cm" svg:x="10.601cm" svg:y="10.343cm">
          <draw:text-box>
            <text:p><text:span text:style-name="T3">SPT</text:span></text:p>
          </draw:text-box>
        </draw:frame>
        <draw:frame draw:style-name="gr12" draw:text-style-name="P7" draw:layer="layout" svg:width="1.154cm" svg:height="0.493cm" svg:x="9.754cm" svg:y="10.043cm">
          <draw:text-box>
            <text:p><text:span text:style-name="T3">M1215</text:span></text:p>
          </draw:text-box>
        </draw:frame>
        <draw:rect draw:style-name="gr17" draw:text-style-name="P10" draw:layer="layout" svg:width="0.429cm" svg:height="0.04cm" svg:x="11.665cm" svg:y="10.343cm">
          <text:p/>
        </draw:rect>
        <draw:frame draw:style-name="gr8" draw:text-style-name="P7" draw:layer="layout" svg:width="0.87cm" svg:height="0.493cm" svg:x="10.99cm" svg:y="10.343cm">
          <draw:text-box>
            <text:p><text:span text:style-name="T3">Fab</text:span></text:p>
          </draw:text-box>
        </draw:frame>
        <draw:frame draw:style-name="gr21" draw:text-style-name="P7" draw:layer="layout" svg:width="0.934cm" svg:height="0.493cm" svg:x="11.958cm" svg:y="10.343cm">
          <draw:text-box>
            <text:p><text:span text:style-name="T3">SAC</text:span></text:p>
          </draw:text-box>
        </draw:frame>
        <draw:frame draw:style-name="gr18" draw:text-style-name="P7" draw:layer="layout" svg:width="1.366cm" svg:height="0.493cm" svg:x="11.242cm" svg:y="10.043cm">
          <draw:text-box>
            <text:p><text:span text:style-name="T3">Reg2234</text:span></text:p>
          </draw:text-box>
        </draw:frame>
        <draw:rect draw:style-name="gr7" draw:text-style-name="P6" draw:layer="layout" svg:width="0.296cm" svg:height="0.04cm" svg:x="15.132cm" svg:y="10.343cm">
          <text:p/>
        </draw:rect>
        <draw:frame draw:style-name="gr8" draw:text-style-name="P7" draw:layer="layout" svg:width="0.87cm" svg:height="0.493cm" svg:x="15.39cm" svg:y="10.343cm">
          <draw:text-box>
            <text:p><text:span text:style-name="T3">Fab</text:span></text:p>
          </draw:text-box>
        </draw:frame>
        <draw:frame draw:style-name="gr10" draw:text-style-name="P7" draw:layer="layout" svg:width="1.319cm" svg:height="0.493cm" svg:x="14.666cm" svg:y="10.043cm">
          <draw:text-box>
            <text:p><text:span text:style-name="T3">Loc1124</text:span></text:p>
          </draw:text-box>
        </draw:frame>
        <draw:rect draw:style-name="gr17" draw:text-style-name="P10" draw:layer="layout" svg:width="0.56cm" svg:height="0.04cm" svg:x="17.65cm" svg:y="10.343cm">
          <text:p/>
        </draw:rect>
        <draw:frame draw:style-name="gr9" draw:text-style-name="P7" draw:layer="layout" svg:width="0.913cm" svg:height="0.493cm" svg:x="17.019cm" svg:y="10.343cm">
          <draw:text-box>
            <text:p><text:span text:style-name="T3">SPT</text:span></text:p>
          </draw:text-box>
        </draw:frame>
        <draw:frame draw:style-name="gr8" draw:text-style-name="P7" draw:layer="layout" svg:width="0.87cm" svg:height="0.493cm" svg:x="18.04cm" svg:y="10.343cm">
          <draw:text-box>
            <text:p><text:span text:style-name="T3">Fab</text:span></text:p>
          </draw:text-box>
        </draw:frame>
        <draw:frame draw:style-name="gr18" draw:text-style-name="P7" draw:layer="layout" svg:width="1.366cm" svg:height="0.493cm" svg:x="17.292cm" svg:y="10.043cm">
          <draw:text-box>
            <text:p><text:span text:style-name="T3">Reg2238</text:span></text:p>
          </draw:text-box>
        </draw:frame>
        <draw:rect draw:style-name="gr7" draw:text-style-name="P6" draw:layer="layout" svg:width="0.581cm" svg:height="0.04cm" svg:x="19.259cm" svg:y="10.343cm">
          <text:p/>
        </draw:rect>
        <draw:frame draw:style-name="gr9" draw:text-style-name="P7" draw:layer="layout" svg:width="0.913cm" svg:height="0.493cm" svg:x="18.639cm" svg:y="10.343cm">
          <draw:text-box>
            <text:p><text:span text:style-name="T3">SPT</text:span></text:p>
          </draw:text-box>
        </draw:frame>
        <draw:frame draw:style-name="gr8" draw:text-style-name="P7" draw:layer="layout" svg:width="0.87cm" svg:height="0.493cm" svg:x="19.66cm" svg:y="10.343cm">
          <draw:text-box>
            <text:p><text:span text:style-name="T3">Fab</text:span></text:p>
          </draw:text-box>
        </draw:frame>
        <draw:frame draw:style-name="gr10" draw:text-style-name="P7" draw:layer="layout" svg:width="1.319cm" svg:height="0.493cm" svg:x="18.936cm" svg:y="10.043cm">
          <draw:text-box>
            <text:p><text:span text:style-name="T3">Loc1129</text:span></text:p>
          </draw:text-box>
        </draw:frame>
        <draw:rect draw:style-name="gr7" draw:text-style-name="P6" draw:layer="layout" svg:width="0.71cm" svg:height="0.04cm" svg:x="20.29cm" svg:y="10.343cm">
          <text:p/>
        </draw:rect>
        <draw:frame draw:style-name="gr9" draw:text-style-name="P7" draw:layer="layout" svg:width="0.913cm" svg:height="0.493cm" svg:x="20.734cm" svg:y="10.343cm">
          <draw:text-box>
            <text:p><text:span text:style-name="T3">SPT</text:span></text:p>
          </draw:text-box>
        </draw:frame>
        <draw:frame draw:style-name="gr10" draw:text-style-name="P7" draw:layer="layout" svg:width="1.319cm" svg:height="0.493cm" svg:x="20.031cm" svg:y="10.043cm">
          <draw:text-box>
            <text:p><text:span text:style-name="T3">Loc1130</text:span></text:p>
          </draw:text-box>
        </draw:frame>
        <draw:rect draw:style-name="gr11" draw:text-style-name="P8" draw:layer="layout" svg:width="1.385cm" svg:height="0.04cm" svg:x="21.618cm" svg:y="10.343cm">
          <text:p/>
        </draw:rect>
        <draw:frame draw:style-name="gr8" draw:text-style-name="P7" draw:layer="layout" svg:width="0.87cm" svg:height="0.493cm" svg:x="21.233cm" svg:y="10.343cm">
          <draw:text-box>
            <text:p><text:span text:style-name="T3">Fab</text:span></text:p>
          </draw:text-box>
        </draw:frame>
        <draw:frame draw:style-name="gr9" draw:text-style-name="P7" draw:layer="layout" svg:width="0.913cm" svg:height="0.493cm" svg:x="22.587cm" svg:y="10.343cm">
          <draw:text-box>
            <text:p><text:span text:style-name="T3">SPT</text:span></text:p>
          </draw:text-box>
        </draw:frame>
        <draw:frame draw:style-name="gr12" draw:text-style-name="P7" draw:layer="layout" svg:width="1.154cm" svg:height="0.493cm" svg:x="21.779cm" svg:y="10.043cm">
          <draw:text-box>
            <text:p><text:span text:style-name="T3">M1320</text:span></text:p>
          </draw:text-box>
        </draw:frame>
        <draw:rect draw:style-name="gr11" draw:text-style-name="P8" draw:layer="layout" svg:width="0.543cm" svg:height="0.04cm" svg:x="23.119cm" svg:y="10.343cm">
          <text:p/>
        </draw:rect>
        <draw:frame draw:style-name="gr8" draw:text-style-name="P7" draw:layer="layout" svg:width="0.87cm" svg:height="0.493cm" svg:x="23.501cm" svg:y="10.343cm">
          <draw:text-box>
            <text:p><text:span text:style-name="T3">Fab</text:span></text:p>
          </draw:text-box>
        </draw:frame>
        <draw:frame draw:style-name="gr12" draw:text-style-name="P7" draw:layer="layout" svg:width="1.154cm" svg:height="0.493cm" svg:x="22.859cm" svg:y="10.043cm">
          <draw:text-box>
            <text:p><text:span text:style-name="T3">M1275</text:span></text:p>
          </draw:text-box>
        </draw:frame>
        <draw:rect draw:style-name="gr11" draw:text-style-name="P8" draw:layer="layout" svg:width="0.419cm" svg:height="0.04cm" svg:x="24.149cm" svg:y="10.343cm">
          <text:p/>
        </draw:rect>
        <draw:frame draw:style-name="gr21" draw:text-style-name="P7" draw:layer="layout" svg:width="0.934cm" svg:height="0.493cm" svg:x="24.437cm" svg:y="10.343cm">
          <draw:text-box>
            <text:p><text:span text:style-name="T3">SAC</text:span></text:p>
          </draw:text-box>
        </draw:frame>
        <draw:frame draw:style-name="gr12" draw:text-style-name="P7" draw:layer="layout" svg:width="1.154cm" svg:height="0.493cm" svg:x="23.827cm" svg:y="10.043cm">
          <draw:text-box>
            <text:p><text:span text:style-name="T3">M1330</text:span></text:p>
          </draw:text-box>
        </draw:frame>
        <draw:rect draw:style-name="gr11" draw:text-style-name="P8" draw:layer="layout" svg:width="1.181cm" svg:height="0.04cm" svg:x="24.67cm" svg:y="10.343cm">
          <text:p/>
        </draw:rect>
        <draw:frame draw:style-name="gr9" draw:text-style-name="P7" draw:layer="layout" svg:width="0.913cm" svg:height="0.493cm" svg:x="24.264cm" svg:y="10.343cm">
          <draw:text-box>
            <text:p><text:span text:style-name="T3">SPT</text:span></text:p>
          </draw:text-box>
        </draw:frame>
        <draw:frame draw:style-name="gr8" draw:text-style-name="P7" draw:layer="layout" svg:width="0.87cm" svg:height="0.493cm" svg:x="25.456cm" svg:y="10.343cm">
          <draw:text-box>
            <text:p><text:span text:style-name="T3">Fab</text:span></text:p>
          </draw:text-box>
        </draw:frame>
        <draw:frame draw:style-name="gr12" draw:text-style-name="P7" draw:layer="layout" svg:width="1.154cm" svg:height="0.493cm" svg:x="24.729cm" svg:y="10.043cm">
          <draw:text-box>
            <text:p><text:span text:style-name="T3">M128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2.907cm" fo:margin-bottom="2.712cm" fo:margin-left="1.956cm" fo:margin-right="2.574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Mgr1" style:family="graphic" style:parent-style-name="standard">
      <style:graphic-properties draw:stroke="none" draw:fill="none" draw:fill-color="#ffffff" draw:auto-grow-width="true" fo:min-height="0.39cm" fo:min-width="1.868cm"/>
    </style:style>
    <style:style style:name="Mgr2" style:family="graphic" style:parent-style-name="standard">
      <style:graphic-properties draw:stroke="none" draw:fill="none" draw:fill-color="#ffffff" draw:auto-grow-width="true" fo:min-height="0.436cm" fo:min-width="13.523cm"/>
    </style:style>
    <style:style style:name="Mgr3" style:family="graphic" style:parent-style-name="standard">
      <style:graphic-properties draw:stroke="none" draw:fill="none" draw:fill-color="#ffffff" draw:auto-grow-width="true" fo:min-height="0.39cm" fo:min-width="1.365cm"/>
    </style:style>
    <style:style style:name="Mgr4" style:family="graphic" style:parent-style-name="standard">
      <style:graphic-properties draw:stroke="none" svg:stroke-color="#000000" draw:fill="none" draw:fill-color="#ffffff" fo:min-height="1.051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0pt" style:font-size-asian="18pt" style:font-size-complex="18pt"/>
    </style:style>
    <style:style style:name="MP3" style:family="paragraph">
      <style:paragraph-properties fo:margin-left="0cm" fo:margin-right="0cm" fo:text-align="center" fo:text-indent="0cm"/>
    </style:style>
    <style:style style:name="MP4" style:family="paragraph">
      <loext:graphic-properties draw:fill="none" draw:fill-color="#ffffff"/>
      <style:paragraph-properties fo:margin-left="0cm" fo:margin-right="0cm" fo:text-indent="0cm"/>
      <style:text-properties fo:font-size="26pt" fo:font-weight="bold"/>
    </style:style>
    <style:style style:name="MT1" style:family="text">
      <style:text-properties fo:font-size="10pt" style:font-size-asian="18pt" style:font-size-complex="18pt"/>
    </style:style>
    <style:style style:name="MT2" style:family="text">
      <style:text-properties fo:font-size="26pt" fo:font-weight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frame draw:style-name="Mgr1" draw:text-style-name="MP2" draw:layer="backgroundobjects" svg:width="2.368cm" svg:height="0.645cm" svg:x="22.836cm" svg:y="39.288cm">
        <draw:text-box>
          <text:p text:style-name="MP1"><text:span text:style-name="MT1"><text:date style:data-style-name="D1" text:date-value="2018-05-15">15.05.18</text:date></text:span></text:p>
        </draw:text-box>
      </draw:frame>
      <draw:frame draw:style-name="Mgr2" draw:text-style-name="MP2" draw:layer="backgroundobjects" svg:width="14.023cm" svg:height="0.686cm" svg:x="1.956cm" svg:y="39.288cm">
        <draw:text-box>
          <text:p text:style-name="MP1"><text:span text:style-name="MT1"><text:file-name text:display="full">C:\Filippo\Qt_project\fremo_db_3\files\esempio_grafico_turno.odg</text:file-name></text:span></text:p>
        </draw:text-box>
      </draw:frame>
      <draw:frame draw:style-name="Mgr3" draw:text-style-name="MP2" draw:layer="backgroundobjects" svg:width="1.865cm" svg:height="0.645cm" svg:x="25.261cm" svg:y="39.288cm">
        <draw:text-box>
          <text:p text:style-name="MP1"><text:span text:style-name="MT1"><text:time style:data-style-name="T1" text:time-value="00:00:00">15:58:50</text:time></text:span></text:p>
        </draw:text-box>
      </draw:frame>
      <draw:frame draw:style-name="Mgr4" draw:text-style-name="MP4" draw:layer="backgroundobjects" svg:width="24.989cm" svg:height="1.301cm" svg:x="1.934cm" svg:y="1.493cm">
        <draw:text-box>
          <text:p text:style-name="MP3"><text:span text:style-name="MT2">FREMO Rendsburg Treffen 2007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Windows_X86_64 LibreOffice_project/79c9829dd5d8054ec39a82dc51cd9eff340dbee8</meta:generator>
    <meta:initial-creator>Uwe Lengler</meta:initial-creator>
    <meta:creation-date>2007-09-19T21:46:29</meta:creation-date>
    <dc:date>2018-05-15T15:58:50.127000000</dc:date>
    <meta:printed-by>e e</meta:printed-by>
    <meta:print-date>2015-05-22T11:23:33.17</meta:print-date>
    <dc:language>de-DE</dc:language>
    <meta:editing-cycles>50</meta:editing-cycles>
    <meta:editing-duration>P1DT3H42M33S</meta:editing-duration>
    <meta:document-statistic meta:object-count="310"/>
    <meta:user-defined meta:name="Info 1"/>
    <meta:user-defined meta:name="Info 2"/>
    <meta:user-defined meta:name="Info 3"/>
    <meta:user-defined meta:name="Info 4"/>
  </office:meta>
</office:document-meta>
</file>